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3ba856" officeooo:paragraph-rsid="00455259"/>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9fc3b0" officeooo:paragraph-rsid="009fc3b0"/>
    </style:style>
    <style:style style:name="P52" style:family="paragraph" style:parent-style-name="Text_20_body">
      <style:text-properties officeooo:rsid="00a02b3b" officeooo:paragraph-rsid="00a02b3b"/>
    </style:style>
    <style:style style:name="P53" style:family="paragraph" style:parent-style-name="Text_20_body">
      <style:text-properties officeooo:paragraph-rsid="00a787db"/>
    </style:style>
    <style:style style:name="P54" style:family="paragraph" style:parent-style-name="Text_20_body">
      <style:text-properties fo:font-style="normal" officeooo:rsid="00a8ec0c" officeooo:paragraph-rsid="00aba2fb" style:font-style-asian="normal" style:font-style-complex="normal"/>
    </style:style>
    <style:style style:name="P55" style:family="paragraph" style:parent-style-name="Text_20_body">
      <style:text-properties fo:font-style="normal" officeooo:rsid="00a8ec0c" officeooo:paragraph-rsid="00b5b018" style:font-style-asian="normal" style:font-style-complex="normal"/>
    </style:style>
    <style:style style:name="P56" style:family="paragraph" style:parent-style-name="Text_20_body">
      <style:text-properties fo:font-style="normal" officeooo:rsid="00b5b018" officeooo:paragraph-rsid="00b5b018" style:font-style-asian="normal" style:font-style-complex="normal"/>
    </style:style>
    <style:style style:name="P57" style:family="paragraph" style:parent-style-name="Text_20_body">
      <style:text-properties officeooo:paragraph-rsid="004fa5c0"/>
    </style:style>
    <style:style style:name="P58" style:family="paragraph" style:parent-style-name="Text_20_body">
      <style:text-properties officeooo:paragraph-rsid="00b2cedc"/>
    </style:style>
    <style:style style:name="P59" style:family="paragraph" style:parent-style-name="Text_20_body">
      <style:text-properties officeooo:rsid="00b35b05" officeooo:paragraph-rsid="00b35b05"/>
    </style:style>
    <style:style style:name="P60" style:family="paragraph" style:parent-style-name="Text_20_body">
      <style:text-properties officeooo:paragraph-rsid="00b35b05"/>
    </style:style>
    <style:style style:name="P61" style:family="paragraph" style:parent-style-name="Text_20_body">
      <style:text-properties officeooo:rsid="00b585ed" officeooo:paragraph-rsid="00b585ed"/>
    </style:style>
    <style:style style:name="P62" style:family="paragraph" style:parent-style-name="Text_20_body">
      <style:text-properties officeooo:paragraph-rsid="00b585ed"/>
    </style:style>
    <style:style style:name="P63" style:family="paragraph" style:parent-style-name="Text_20_body">
      <style:text-properties officeooo:paragraph-rsid="00b6717b"/>
    </style:style>
    <style:style style:name="P64" style:family="paragraph" style:parent-style-name="Text_20_body">
      <style:text-properties officeooo:paragraph-rsid="00bbaf9a"/>
    </style:style>
    <style:style style:name="P65" style:family="paragraph" style:parent-style-name="Text_20_body">
      <style:text-properties officeooo:paragraph-rsid="00bd844f"/>
    </style:style>
    <style:style style:name="P66" style:family="paragraph" style:parent-style-name="Text_20_body">
      <style:text-properties style:font-name="Open Sans4"/>
    </style:style>
    <style:style style:name="P67" style:family="paragraph" style:parent-style-name="Text_20_body">
      <style:text-properties style:font-name="Open Sans4" officeooo:rsid="00232e89" officeooo:paragraph-rsid="00232e89"/>
    </style:style>
    <style:style style:name="P68" style:family="paragraph" style:parent-style-name="Text_20_body">
      <style:text-properties style:font-name="Open Sans4" officeooo:rsid="00232e89" officeooo:paragraph-rsid="00e20966"/>
    </style:style>
    <style:style style:name="P69" style:family="paragraph" style:parent-style-name="Text_20_body">
      <style:text-properties style:font-name="Open Sans4" officeooo:paragraph-rsid="00e8b5e2"/>
    </style:style>
    <style:style style:name="P70" style:family="paragraph" style:parent-style-name="Text_20_body">
      <style:text-properties style:font-name="Open Sans4" officeooo:paragraph-rsid="00f50bd4"/>
    </style:style>
    <style:style style:name="P71" style:family="paragraph" style:parent-style-name="Text_20_body">
      <style:text-properties officeooo:rsid="00c71577" officeooo:paragraph-rsid="00c71577"/>
    </style:style>
    <style:style style:name="P72" style:family="paragraph" style:parent-style-name="Text_20_body">
      <style:text-properties officeooo:rsid="00ca96ac" officeooo:paragraph-rsid="00ca96ac"/>
    </style:style>
    <style:style style:name="P73" style:family="paragraph" style:parent-style-name="Text_20_body">
      <style:text-properties officeooo:rsid="00cac671" officeooo:paragraph-rsid="00cac671"/>
    </style:style>
    <style:style style:name="P74" style:family="paragraph" style:parent-style-name="Text_20_body">
      <style:text-properties officeooo:rsid="00ccbabd" officeooo:paragraph-rsid="00ccbabd"/>
    </style:style>
    <style:style style:name="P75" style:family="paragraph" style:parent-style-name="Text_20_body">
      <style:text-properties officeooo:rsid="00d019ad" officeooo:paragraph-rsid="00d019ad"/>
    </style:style>
    <style:style style:name="P76" style:family="paragraph" style:parent-style-name="Text_20_body">
      <style:text-properties officeooo:rsid="00bbaf9a" officeooo:paragraph-rsid="00d10b9e"/>
    </style:style>
    <style:style style:name="P77" style:family="paragraph" style:parent-style-name="Text_20_body">
      <style:text-properties officeooo:paragraph-rsid="00d019ad"/>
    </style:style>
    <style:style style:name="P78" style:family="paragraph" style:parent-style-name="Text_20_body">
      <style:text-properties officeooo:rsid="00be9042" officeooo:paragraph-rsid="00d65901"/>
    </style:style>
    <style:style style:name="P79" style:family="paragraph" style:parent-style-name="Text_20_body">
      <style:text-properties officeooo:paragraph-rsid="00e20966"/>
    </style:style>
    <style:style style:name="P80" style:family="paragraph" style:parent-style-name="Text_20_body">
      <style:text-properties officeooo:rsid="00e20966" officeooo:paragraph-rsid="00e20966"/>
    </style:style>
    <style:style style:name="P81" style:family="paragraph" style:parent-style-name="Text_20_body">
      <style:text-properties officeooo:paragraph-rsid="00e6eeab"/>
    </style:style>
    <style:style style:name="P82" style:family="paragraph" style:parent-style-name="Text_20_body">
      <style:text-properties officeooo:rsid="00e6eeab" officeooo:paragraph-rsid="00e6eeab"/>
    </style:style>
    <style:style style:name="P83" style:family="paragraph" style:parent-style-name="Text_20_body">
      <style:text-properties officeooo:rsid="00e9c421" officeooo:paragraph-rsid="00e9c421"/>
    </style:style>
    <style:style style:name="P84" style:family="paragraph" style:parent-style-name="Text_20_body">
      <style:text-properties officeooo:rsid="00eafa24" officeooo:paragraph-rsid="00eafa24"/>
    </style:style>
    <style:style style:name="P85" style:family="paragraph" style:parent-style-name="Text_20_body">
      <style:text-properties officeooo:paragraph-rsid="00eb3c08"/>
    </style:style>
    <style:style style:name="P86" style:family="paragraph" style:parent-style-name="Text_20_body">
      <style:text-properties officeooo:rsid="001e1c37" officeooo:paragraph-rsid="00eb3c08"/>
    </style:style>
    <style:style style:name="P87" style:family="paragraph" style:parent-style-name="Text_20_body">
      <style:text-properties officeooo:paragraph-rsid="00ee7610"/>
    </style:style>
    <style:style style:name="P88" style:family="paragraph" style:parent-style-name="Text_20_body">
      <style:text-properties officeooo:rsid="00ee7610" officeooo:paragraph-rsid="00ee7610"/>
    </style:style>
    <style:style style:name="P89" style:family="paragraph" style:parent-style-name="Text_20_body">
      <style:paragraph-properties fo:margin-left="0.9846in" fo:margin-right="0in" fo:text-indent="0in" style:auto-text-indent="false"/>
      <style:text-properties officeooo:rsid="003847ac" officeooo:paragraph-rsid="003847ac"/>
    </style:style>
    <style:style style:name="P90" style:family="paragraph" style:parent-style-name="Text_20_body">
      <style:paragraph-properties fo:margin-left="0in" fo:margin-right="0in" fo:text-indent="0in" style:auto-text-indent="false"/>
      <style:text-properties officeooo:rsid="003847ac" officeooo:paragraph-rsid="003847ac"/>
    </style:style>
    <style:style style:name="P91" style:family="paragraph" style:parent-style-name="Text_20_body">
      <style:paragraph-properties fo:margin-left="0in" fo:margin-right="0in" fo:text-indent="0in" style:auto-text-indent="false"/>
      <style:text-properties officeooo:rsid="003847ac" officeooo:paragraph-rsid="003cc598"/>
    </style:style>
    <style:style style:name="P92" style:family="paragraph" style:parent-style-name="List_20_Heading">
      <style:text-properties officeooo:rsid="0030fc48" officeooo:paragraph-rsid="0041aa96"/>
    </style:style>
    <style:style style:name="P93" style:family="paragraph" style:parent-style-name="Code_20_Example">
      <style:text-properties style:font-name="monospace"/>
    </style:style>
    <style:style style:name="P94" style:family="paragraph" style:parent-style-name="Code_20_Example">
      <style:text-properties style:font-name="monospace" officeooo:paragraph-rsid="004a4c93"/>
    </style:style>
    <style:style style:name="P95" style:family="paragraph" style:parent-style-name="Code_20_Example">
      <style:text-properties style:font-name="monospace" officeooo:paragraph-rsid="004d3b17"/>
    </style:style>
    <style:style style:name="P96" style:family="paragraph" style:parent-style-name="Code_20_Example">
      <style:text-properties style:font-name="monospace" officeooo:paragraph-rsid="004f55df"/>
    </style:style>
    <style:style style:name="P97" style:family="paragraph" style:parent-style-name="Code_20_Example">
      <style:text-properties style:font-name="monospace" officeooo:paragraph-rsid="00693b43"/>
    </style:style>
    <style:style style:name="P98" style:family="paragraph" style:parent-style-name="Code_20_Example">
      <style:text-properties style:font-name="monospace" officeooo:paragraph-rsid="0079c324"/>
    </style:style>
    <style:style style:name="P99" style:family="paragraph" style:parent-style-name="Code_20_Example">
      <style:text-properties style:font-name="monospace" officeooo:rsid="0079c324" officeooo:paragraph-rsid="0079c324"/>
    </style:style>
    <style:style style:name="P100" style:family="paragraph" style:parent-style-name="Code_20_Example">
      <style:text-properties fo:color="#000000" style:font-name="monospace" officeooo:rsid="004d3b17" officeooo:paragraph-rsid="004d3b17" fo:background-color="#ffffff"/>
    </style:style>
    <style:style style:name="P101" style:family="paragraph" style:parent-style-name="Code_20_Example">
      <style:text-properties fo:color="#000000" style:font-name="monospace" officeooo:rsid="00516b0a" officeooo:paragraph-rsid="00547aec" fo:background-color="#ffffff"/>
    </style:style>
    <style:style style:name="P102" style:family="paragraph" style:parent-style-name="Code_20_Example">
      <style:text-properties officeooo:rsid="004f55df" officeooo:paragraph-rsid="00991b3e"/>
    </style:style>
    <style:style style:name="P103" style:family="paragraph" style:parent-style-name="Code_20_Example">
      <style:text-properties officeooo:paragraph-rsid="00aba2fb"/>
    </style:style>
    <style:style style:name="P104" style:family="paragraph" style:parent-style-name="Code_20_Example">
      <style:text-properties officeooo:paragraph-rsid="00b05066"/>
    </style:style>
    <style:style style:name="P105" style:family="paragraph" style:parent-style-name="Code_20_Example">
      <style:text-properties officeooo:paragraph-rsid="00b585ed"/>
    </style:style>
    <style:style style:name="P106" style:family="paragraph" style:parent-style-name="Code_20_Example">
      <style:text-properties officeooo:rsid="00ccbabd" officeooo:paragraph-rsid="00ccbabd"/>
    </style:style>
    <style:style style:name="P107" style:family="paragraph" style:parent-style-name="Code_20_Example">
      <style:text-properties officeooo:paragraph-rsid="00e20966"/>
    </style:style>
    <style:style style:name="P108" style:family="paragraph" style:parent-style-name="Code_20_Example">
      <style:text-properties officeooo:paragraph-rsid="00e8b5e2"/>
    </style:style>
    <style:style style:name="P109" style:family="paragraph" style:parent-style-name="Code_20_Example">
      <style:text-properties officeooo:paragraph-rsid="00ee7610"/>
    </style:style>
    <style:style style:name="P110" style:family="paragraph" style:parent-style-name="Code_20_Example">
      <style:text-properties officeooo:paragraph-rsid="00f50bd4"/>
    </style:style>
    <style:style style:name="P111" style:family="paragraph" style:parent-style-name="Footnote">
      <style:text-properties officeooo:paragraph-rsid="0081478c"/>
    </style:style>
    <style:style style:name="P112" style:family="paragraph" style:parent-style-name="Footnote">
      <style:text-properties officeooo:rsid="00821af1" officeooo:paragraph-rsid="00821af1"/>
    </style:style>
    <style:style style:name="P113" style:family="paragraph" style:parent-style-name="Footnote">
      <style:text-properties officeooo:rsid="008f0da5" officeooo:paragraph-rsid="008f0da5"/>
    </style:style>
    <style:style style:name="P114" style:family="paragraph" style:parent-style-name="Footnote">
      <style:text-properties officeooo:rsid="00c164ee" officeooo:paragraph-rsid="00c164ee"/>
    </style:style>
    <style:style style:name="P115" style:family="paragraph" style:parent-style-name="Standard">
      <style:paragraph-properties fo:break-before="page"/>
      <style:text-properties officeooo:rsid="003f6b3e" officeooo:paragraph-rsid="003f6b3e"/>
    </style:style>
    <style:style style:name="P116" style:family="paragraph" style:parent-style-name="Text_20_body">
      <style:paragraph-properties fo:margin-top="0in" fo:margin-bottom="0.0799in" loext:contextual-spacing="false"/>
      <style:text-properties officeooo:rsid="00c71577" officeooo:paragraph-rsid="00c71577"/>
    </style:style>
    <style:style style:name="P117" style:family="paragraph" style:parent-style-name="Contents_20_5">
      <style:paragraph-properties>
        <style:tab-stops>
          <style:tab-stop style:position="5.9071in" style:type="right"/>
        </style:tab-stops>
      </style:paragraph-properties>
    </style:style>
    <style:style style:name="P118" style:family="paragraph" style:parent-style-name="Contents_20_2">
      <style:paragraph-properties>
        <style:tab-stops>
          <style:tab-stop style:position="6.4965in" style:type="right"/>
        </style:tab-stops>
      </style:paragraph-properties>
    </style:style>
    <style:style style:name="P119" style:family="paragraph" style:parent-style-name="Contents_20_1">
      <style:paragraph-properties>
        <style:tab-stops>
          <style:tab-stop style:position="6.6929in" style:type="right"/>
        </style:tab-stops>
      </style:paragraph-properties>
    </style:style>
    <style:style style:name="P120" style:family="paragraph" style:parent-style-name="Contents_20_4">
      <style:paragraph-properties>
        <style:tab-stops>
          <style:tab-stop style:position="6.1035in" style:type="right"/>
        </style:tab-stops>
      </style:paragraph-properties>
    </style:style>
    <style:style style:name="P121" style:family="paragraph" style:parent-style-name="Contents_20_3">
      <style:paragraph-properties>
        <style:tab-stops>
          <style:tab-stop style:position="6.3in" style:type="right"/>
        </style:tab-stops>
      </style:paragraph-properties>
    </style:style>
    <style:style style:name="P122" style:family="paragraph" style:parent-style-name="Text_20_body" style:list-style-name="L5">
      <style:text-properties officeooo:paragraph-rsid="00a787db"/>
    </style:style>
    <style:style style:name="P123" style:family="paragraph" style:parent-style-name="Text_20_body" style:list-style-name="L5">
      <style:text-properties officeooo:rsid="00a787db" officeooo:paragraph-rsid="00a787db"/>
    </style:style>
    <style:style style:name="P124" style:family="paragraph" style:parent-style-name="Text_20_body" style:list-style-name="L5">
      <style:text-properties officeooo:rsid="00c2c14c" officeooo:paragraph-rsid="00c2c14c"/>
    </style:style>
    <style:style style:name="P125" style:family="paragraph" style:parent-style-name="Text_20_body" style:list-style-name="L6"/>
    <style:style style:name="P126" style:family="paragraph" style:parent-style-name="Text_20_body" style:list-style-name="L7">
      <style:text-properties officeooo:rsid="00ec0055" officeooo:paragraph-rsid="00ec0055"/>
    </style:style>
    <style:style style:name="P127" style:family="paragraph" style:parent-style-name="Text_20_body" style:list-style-name="L7">
      <style:text-properties officeooo:rsid="00ec0055" officeooo:paragraph-rsid="00fc0446"/>
    </style:style>
    <style:style style:name="P128" style:family="paragraph" style:parent-style-name="Text_20_body">
      <style:text-properties officeooo:rsid="00ec0055" officeooo:paragraph-rsid="00fc0446"/>
    </style:style>
    <style:style style:name="P129" style:family="paragraph" style:parent-style-name="Text_20_body" style:list-style-name="L8">
      <style:text-properties officeooo:rsid="006b93aa" officeooo:paragraph-rsid="006b93aa"/>
    </style:style>
    <style:style style:name="P130" style:family="paragraph" style:parent-style-name="Text_20_body" style:list-style-name="L9">
      <style:text-properties officeooo:rsid="006d3a11" officeooo:paragraph-rsid="006d3a11"/>
    </style:style>
    <style:style style:name="P131" style:family="paragraph" style:parent-style-name="Text_20_body" style:list-style-name="L9">
      <style:text-properties officeooo:rsid="006e541f" officeooo:paragraph-rsid="007103d3"/>
    </style:style>
    <style:style style:name="P132" style:family="paragraph" style:parent-style-name="Text_20_body" style:list-style-name="L10">
      <style:text-properties officeooo:paragraph-rsid="00e6eeab"/>
    </style:style>
    <style:style style:name="P133" style:family="paragraph" style:parent-style-name="Text_20_body" style:list-style-name="L10">
      <style:text-properties officeooo:rsid="00e6eeab" officeooo:paragraph-rsid="00e6eeab"/>
    </style:style>
    <style:style style:name="P134" style:family="paragraph" style:parent-style-name="Text_20_body" style:list-style-name="L11"/>
    <style:style style:name="P135" style:family="paragraph" style:parent-style-name="Text_20_body" style:list-style-name="L11">
      <style:text-properties officeooo:paragraph-rsid="006224fd"/>
    </style:style>
    <style:style style:name="P136" style:family="paragraph" style:parent-style-name="Text_20_body" style:list-style-name="L11">
      <style:text-properties officeooo:rsid="005f2c06" officeooo:paragraph-rsid="00625652"/>
    </style:style>
    <style:style style:name="P137" style:family="paragraph" style:parent-style-name="Text_20_body" style:list-style-name="L11">
      <style:text-properties officeooo:rsid="00603228" officeooo:paragraph-rsid="00603228"/>
    </style:style>
    <style:style style:name="P138" style:family="paragraph" style:parent-style-name="Text_20_body" style:list-style-name="L11">
      <style:text-properties officeooo:rsid="006430f2" officeooo:paragraph-rsid="006430f2"/>
    </style:style>
    <style:style style:name="P139" style:family="paragraph" style:parent-style-name="Text_20_body" style:list-style-name="L11">
      <style:text-properties officeooo:rsid="0086c666" officeooo:paragraph-rsid="0086c666"/>
    </style:style>
    <style:style style:name="P140" style:family="paragraph" style:parent-style-name="Text_20_body" style:list-style-name="L11">
      <style:text-properties officeooo:rsid="007c0e1b" officeooo:paragraph-rsid="007c0e1b"/>
    </style:style>
    <style:style style:name="P141" style:family="paragraph" style:parent-style-name="Text_20_body" style:list-style-name="L11">
      <style:text-properties officeooo:rsid="007ac492" officeooo:paragraph-rsid="007ac492"/>
    </style:style>
    <style:style style:name="P142" style:family="paragraph" style:parent-style-name="Text_20_body" style:list-style-name="L11">
      <style:text-properties officeooo:rsid="00618899" officeooo:paragraph-rsid="00618899"/>
    </style:style>
    <style:style style:name="P143" style:family="paragraph" style:parent-style-name="Text_20_body" style:list-style-name="L12">
      <style:text-properties officeooo:rsid="00cafe83" officeooo:paragraph-rsid="00cafe83"/>
    </style:style>
    <style:style style:name="P144" style:family="paragraph" style:parent-style-name="Text_20_body" style:list-style-name="L12">
      <style:text-properties officeooo:rsid="00d28b20" officeooo:paragraph-rsid="00d28b20"/>
    </style:style>
    <style:style style:name="P145" style:family="paragraph" style:parent-style-name="Text_20_body" style:list-style-name="L13">
      <style:text-properties officeooo:rsid="00b585ed" officeooo:paragraph-rsid="00b585ed"/>
    </style:style>
    <style:style style:name="P146" style:family="paragraph" style:parent-style-name="Text_20_body" style:list-style-name="L13">
      <style:text-properties officeooo:rsid="00c5a364" officeooo:paragraph-rsid="00c5a364"/>
    </style:style>
    <style:style style:name="P147" style:family="paragraph" style:parent-style-name="Text_20_body" style:list-style-name="L14">
      <style:text-properties officeooo:rsid="00acea34" officeooo:paragraph-rsid="00acea34"/>
    </style:style>
    <style:style style:name="P148" style:family="paragraph" style:parent-style-name="Text_20_body" style:list-style-name="L15">
      <style:text-properties officeooo:rsid="00acea34" officeooo:paragraph-rsid="00acea34"/>
    </style:style>
    <style:style style:name="P149" style:family="paragraph" style:parent-style-name="Text_20_body" style:list-style-name="L16">
      <style:text-properties officeooo:rsid="00acea34" officeooo:paragraph-rsid="00acea34"/>
    </style:style>
    <style:style style:name="P150" style:family="paragraph" style:parent-style-name="Text_20_body" style:list-style-name="L17">
      <style:text-properties officeooo:rsid="00acea34" officeooo:paragraph-rsid="00acea34"/>
    </style:style>
    <style:style style:name="P151" style:family="paragraph" style:parent-style-name="Text_20_body" style:list-style-name="L18">
      <style:text-properties officeooo:rsid="00acea34" officeooo:paragraph-rsid="00acea34"/>
    </style:style>
    <style:style style:name="P152" style:family="paragraph" style:parent-style-name="Text_20_body" style:list-style-name="L19">
      <style:text-properties officeooo:rsid="00acea34" officeooo:paragraph-rsid="00acea34"/>
    </style:style>
    <style:style style:name="P153" style:family="paragraph" style:parent-style-name="Text_20_body" style:list-style-name="L20">
      <style:text-properties officeooo:rsid="00acea34" officeooo:paragraph-rsid="00acea34"/>
    </style:style>
    <style:style style:name="P154" style:family="paragraph" style:parent-style-name="Text_20_body" style:list-style-name="L21">
      <style:text-properties officeooo:rsid="00acea34" officeooo:paragraph-rsid="00acea34"/>
    </style:style>
    <style:style style:name="P155" style:family="paragraph" style:parent-style-name="Text_20_body">
      <style:text-properties officeooo:paragraph-rsid="00ec0055"/>
    </style:style>
    <style:style style:name="P156" style:family="paragraph" style:parent-style-name="Text_20_body" style:list-style-name="L1">
      <style:paragraph-properties fo:margin-top="0in" fo:margin-bottom="0.0575in" loext:contextual-spacing="false"/>
    </style:style>
    <style:style style:name="P157" style:family="paragraph" style:parent-style-name="Text_20_body" style:list-style-name="L1">
      <style:paragraph-properties fo:margin-top="0in" fo:margin-bottom="0.0575in" loext:contextual-spacing="false"/>
      <style:text-properties officeooo:rsid="0082a0d5" officeooo:paragraph-rsid="0082a0d5"/>
    </style:style>
    <style:style style:name="P158" style:family="paragraph" style:parent-style-name="Text_20_body" style:list-style-name="L2">
      <style:paragraph-properties fo:margin-top="0in" fo:margin-bottom="0.0575in" loext:contextual-spacing="false"/>
    </style:style>
    <style:style style:name="P159"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60" style:family="paragraph" style:parent-style-name="Text_20_body" style:list-style-name="L4">
      <style:paragraph-properties fo:margin-top="0in" fo:margin-bottom="0in" loext:contextual-spacing="false" fo:text-align="start" style:justify-single-word="false"/>
    </style:style>
    <style:style style:name="P161" style:family="paragraph" style:parent-style-name="Heading_20_3">
      <style:text-properties officeooo:paragraph-rsid="009fc3b0"/>
    </style:style>
    <style:style style:name="P162" style:family="paragraph" style:parent-style-name="Heading_20_3">
      <style:text-properties officeooo:rsid="001e1c37" officeooo:paragraph-rsid="001e1c37"/>
    </style:style>
    <style:style style:name="P163" style:family="paragraph" style:parent-style-name="Heading_20_3">
      <style:text-properties officeooo:rsid="0035704e" officeooo:paragraph-rsid="0035704e"/>
    </style:style>
    <style:style style:name="P164" style:family="paragraph" style:parent-style-name="Heading_20_3">
      <style:text-properties officeooo:rsid="0021dbaa" officeooo:paragraph-rsid="005d17f1"/>
    </style:style>
    <style:style style:name="P165" style:family="paragraph" style:parent-style-name="Heading_20_3">
      <style:text-properties officeooo:paragraph-rsid="00e8b5e2"/>
    </style:style>
    <style:style style:name="P166" style:family="paragraph" style:parent-style-name="Heading_20_3">
      <style:text-properties officeooo:rsid="00272353" officeooo:paragraph-rsid="00272353"/>
    </style:style>
    <style:style style:name="P167" style:family="paragraph" style:parent-style-name="Heading_20_3">
      <style:text-properties officeooo:rsid="00a02b3b" officeooo:paragraph-rsid="00a02b3b"/>
    </style:style>
    <style:style style:name="P168" style:family="paragraph" style:parent-style-name="Heading_20_4">
      <style:text-properties officeooo:paragraph-rsid="00b6717b"/>
    </style:style>
    <style:style style:name="P169" style:family="paragraph" style:parent-style-name="Heading_20_4">
      <style:text-properties officeooo:rsid="0035704e" officeooo:paragraph-rsid="00d65901"/>
    </style:style>
    <style:style style:name="P170" style:family="paragraph" style:parent-style-name="Heading_20_4">
      <style:text-properties officeooo:rsid="0035704e" officeooo:paragraph-rsid="0035704e"/>
    </style:style>
    <style:style style:name="P171" style:family="paragraph" style:parent-style-name="Heading_20_4">
      <style:text-properties officeooo:rsid="0035704e" officeooo:paragraph-rsid="008634a9"/>
    </style:style>
    <style:style style:name="P172" style:family="paragraph" style:parent-style-name="Heading_20_4">
      <style:text-properties officeooo:rsid="00232dd0" officeooo:paragraph-rsid="00232dd0"/>
    </style:style>
    <style:style style:name="P173" style:family="paragraph" style:parent-style-name="Heading_20_4">
      <style:text-properties officeooo:rsid="00232e89" officeooo:paragraph-rsid="00232e89"/>
    </style:style>
    <style:style style:name="P174" style:family="paragraph" style:parent-style-name="Heading_20_4">
      <style:text-properties officeooo:rsid="00322b7f"/>
    </style:style>
    <style:style style:name="P175" style:family="paragraph" style:parent-style-name="Heading_20_4">
      <style:text-properties officeooo:rsid="004e8d1d" officeooo:paragraph-rsid="004e8d1d"/>
    </style:style>
    <style:style style:name="P176" style:family="paragraph" style:parent-style-name="Heading_20_4">
      <style:text-properties officeooo:rsid="004f55df" officeooo:paragraph-rsid="004f55df"/>
    </style:style>
    <style:style style:name="P177" style:family="paragraph" style:parent-style-name="Heading_20_4">
      <style:text-properties officeooo:rsid="00516b0a" officeooo:paragraph-rsid="00516b0a"/>
    </style:style>
    <style:style style:name="P178" style:family="paragraph" style:parent-style-name="Heading_20_4">
      <style:text-properties officeooo:rsid="00693b43" officeooo:paragraph-rsid="0079c324"/>
    </style:style>
    <style:style style:name="P179" style:family="paragraph" style:parent-style-name="Heading_20_4">
      <style:text-properties officeooo:rsid="00693b43" officeooo:paragraph-rsid="00693b43"/>
    </style:style>
    <style:style style:name="P180" style:family="paragraph" style:parent-style-name="Heading_20_5">
      <style:text-properties officeooo:paragraph-rsid="00b09d9f"/>
    </style:style>
    <style:style style:name="P181" style:family="paragraph" style:parent-style-name="Heading_20_5">
      <style:text-properties officeooo:paragraph-rsid="00b585ed"/>
    </style:style>
    <style:style style:name="P182" style:family="paragraph" style:parent-style-name="Heading_20_5">
      <style:text-properties officeooo:rsid="00ca96ac" officeooo:paragraph-rsid="00ca96ac"/>
    </style:style>
    <style:style style:name="P183" style:family="paragraph" style:parent-style-name="Heading_20_5">
      <style:text-properties officeooo:paragraph-rsid="00a787db"/>
    </style:style>
    <style:style style:name="P184" style:family="paragraph" style:parent-style-name="Heading_20_5">
      <style:text-properties officeooo:rsid="003dde00" officeooo:paragraph-rsid="00d65901"/>
    </style:style>
    <style:style style:name="P185" style:family="paragraph" style:parent-style-name="Heading_20_5">
      <style:text-properties officeooo:paragraph-rsid="008472d4"/>
    </style:style>
    <style:style style:name="P186" style:family="paragraph" style:parent-style-name="Heading_20_5">
      <style:text-properties officeooo:paragraph-rsid="003fd604"/>
    </style:style>
    <style:style style:name="P187" style:family="paragraph" style:parent-style-name="Heading_20_5">
      <style:text-properties officeooo:rsid="003847ac" officeooo:paragraph-rsid="003847ac"/>
    </style:style>
    <style:style style:name="P188" style:family="paragraph" style:parent-style-name="Heading_20_5">
      <style:text-properties officeooo:paragraph-rsid="003cc598"/>
    </style:style>
    <style:style style:name="P189" style:family="paragraph" style:parent-style-name="Heading_20_5">
      <style:text-properties officeooo:paragraph-rsid="003ba856"/>
    </style:style>
    <style:style style:name="P190" style:family="paragraph" style:parent-style-name="Heading_20_5">
      <style:text-properties officeooo:paragraph-rsid="00d019ad"/>
    </style:style>
    <style:style style:name="P191" style:family="paragraph" style:parent-style-name="Heading_20_5">
      <style:text-properties officeooo:paragraph-rsid="00e20966"/>
    </style:style>
    <style:style style:name="P192" style:family="paragraph" style:parent-style-name="Heading_20_5">
      <style:text-properties officeooo:rsid="00cafe83" officeooo:paragraph-rsid="00cafe83"/>
    </style:style>
    <style:style style:name="P193" style:family="paragraph" style:parent-style-name="Heading_20_5">
      <style:text-properties officeooo:rsid="00b585ed" officeooo:paragraph-rsid="00b585ed"/>
    </style:style>
    <style:style style:name="P194" style:family="paragraph" style:parent-style-name="Heading_20_5">
      <style:text-properties officeooo:paragraph-rsid="00fc0446"/>
    </style:style>
    <style:style style:name="P195" style:family="paragraph" style:parent-style-name="Heading_20_5">
      <style:text-properties officeooo:paragraph-rsid="00fd9ff3"/>
    </style:style>
    <style:style style:name="P196" style:family="paragraph" style:parent-style-name="Heading_20_1">
      <style:paragraph-properties fo:margin-top="0.1402in" fo:margin-bottom="0.0799in" loext:contextual-spacing="false" fo:text-align="center" style:justify-single-word="false"/>
    </style:style>
    <style:style style:name="P197" style:family="paragraph" style:parent-style-name="Heading_20_2">
      <style:text-properties officeooo:paragraph-rsid="00cafe83"/>
    </style:style>
    <style:style style:name="P198" style:family="paragraph" style:parent-style-name="Heading_20_2">
      <style:text-properties officeooo:rsid="00485d83" officeooo:paragraph-rsid="00485d83"/>
    </style:style>
    <style:style style:name="P199" style:family="paragraph" style:parent-style-name="Heading_20_2">
      <style:text-properties officeooo:rsid="004fa5c0" officeooo:paragraph-rsid="004fa5c0"/>
    </style:style>
    <style:style style:name="P200" style:family="paragraph" style:parent-style-name="Heading_20_2">
      <style:text-properties officeooo:rsid="00acea34" officeooo:paragraph-rsid="00acea34"/>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0% 100%"/>
    </style:style>
    <style:style style:name="T15" style:family="text">
      <style:text-properties style:text-position="0% 100%" officeooo:rsid="0030fc48"/>
    </style:style>
    <style:style style:name="T16" style:family="text">
      <style:text-properties style:text-position="0% 100%" officeooo:rsid="0036fffc"/>
    </style:style>
    <style:style style:name="T17" style:family="text">
      <style:text-properties style:text-position="0% 100%" officeooo:rsid="003847a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6b93aa" style:font-style-asian="normal" style:font-style-complex="normal"/>
    </style:style>
    <style:style style:name="T20" style:family="text">
      <style:text-properties style:text-position="0% 100%" fo:font-style="normal" officeooo:rsid="007103d3"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officeooo:rsid="007103d3" style:font-style-asian="italic" style:font-style-complex="italic"/>
    </style:style>
    <style:style style:name="T23" style:family="text">
      <style:text-properties style:text-position="0% 100%" officeooo:rsid="00ee7610"/>
    </style:style>
    <style:style style:name="T24" style:family="text">
      <style:text-properties officeooo:rsid="001d694f"/>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fo:font-style="italic" officeooo:rsid="006b93aa" style:font-style-asian="italic" style:font-style-complex="italic"/>
    </style:style>
    <style:style style:name="T28" style:family="text">
      <style:text-properties fo:font-style="italic" officeooo:rsid="007103d3" style:font-style-asian="italic" style:font-style-complex="italic"/>
    </style:style>
    <style:style style:name="T29" style:family="text">
      <style:text-properties fo:font-style="italic" officeooo:rsid="008472d4" style:font-style-asian="italic" style:font-style-complex="italic"/>
    </style:style>
    <style:style style:name="T30" style:family="text">
      <style:text-properties fo:font-style="italic" officeooo:rsid="008634a9" style:font-style-asian="italic" style:font-style-complex="italic"/>
    </style:style>
    <style:style style:name="T31" style:family="text">
      <style:text-properties fo:font-style="italic" officeooo:rsid="00a787db" style:font-style-asian="italic" style:font-style-complex="italic"/>
    </style:style>
    <style:style style:name="T32" style:family="text">
      <style:text-properties fo:font-style="italic" officeooo:rsid="00d019ad" style:font-style-asian="italic" style:font-style-complex="italic"/>
    </style:style>
    <style:style style:name="T33" style:family="text">
      <style:text-properties officeooo:rsid="00202789"/>
    </style:style>
    <style:style style:name="T34" style:family="text">
      <style:text-properties officeooo:rsid="0021dbaa"/>
    </style:style>
    <style:style style:name="T35" style:family="text">
      <style:text-properties style:font-name="Liberation Sans"/>
    </style:style>
    <style:style style:name="T36" style:family="text">
      <style:text-properties officeooo:rsid="00232e89"/>
    </style:style>
    <style:style style:name="T37" style:family="text">
      <style:text-properties style:font-name="Liberation Serif1" officeooo:rsid="00343d08"/>
    </style:style>
    <style:style style:name="T38" style:family="text">
      <style:text-properties officeooo:rsid="00263888"/>
    </style:style>
    <style:style style:name="T39" style:family="text">
      <style:text-properties style:text-position="sub 58%"/>
    </style:style>
    <style:style style:name="T40" style:family="text">
      <style:text-properties style:text-position="sub 58%" fo:font-style="normal" style:font-style-asian="normal" style:font-style-complex="normal"/>
    </style:style>
    <style:style style:name="T41" style:family="text">
      <style:text-properties style:text-position="sub 58%" fo:font-style="normal" officeooo:rsid="006b93aa" style:font-style-asian="normal" style:font-style-complex="normal"/>
    </style:style>
    <style:style style:name="T42" style:family="text">
      <style:text-properties officeooo:rsid="0030fc48"/>
    </style:style>
    <style:style style:name="T43" style:family="text">
      <style:text-properties officeooo:rsid="00322b7f"/>
    </style:style>
    <style:style style:name="T44" style:family="text">
      <style:text-properties officeooo:rsid="00341735"/>
    </style:style>
    <style:style style:name="T45" style:family="text">
      <style:text-properties officeooo:rsid="00343d08"/>
    </style:style>
    <style:style style:name="T46" style:family="text">
      <style:text-properties officeooo:rsid="003474a6"/>
    </style:style>
    <style:style style:name="T47" style:family="text">
      <style:text-properties officeooo:rsid="0035704e"/>
    </style:style>
    <style:style style:name="T48" style:family="text">
      <style:text-properties officeooo:rsid="0036fffc"/>
    </style:style>
    <style:style style:name="T49" style:family="text">
      <style:text-properties officeooo:rsid="003847ac"/>
    </style:style>
    <style:style style:name="T50" style:family="text">
      <style:text-properties officeooo:rsid="0039fc66"/>
    </style:style>
    <style:style style:name="T51" style:family="text">
      <style:text-properties officeooo:rsid="003ba856"/>
    </style:style>
    <style:style style:name="T52" style:family="text">
      <style:text-properties officeooo:rsid="003bf9c6"/>
    </style:style>
    <style:style style:name="T53" style:family="text">
      <style:text-properties officeooo:rsid="003cc598"/>
    </style:style>
    <style:style style:name="T54" style:family="text">
      <style:text-properties officeooo:rsid="003dde00"/>
    </style:style>
    <style:style style:name="T55" style:family="text">
      <style:text-properties fo:color="#000000" fo:background-color="#ffffff" loext:char-shading-value="0"/>
    </style:style>
    <style:style style:name="T56" style:family="text">
      <style:text-properties fo:color="#000000" officeooo:rsid="004d3b17" fo:background-color="#ffffff" loext:char-shading-value="0"/>
    </style:style>
    <style:style style:name="T57" style:family="text">
      <style:text-properties fo:color="#000000" officeooo:rsid="004e8d1d" fo:background-color="#ffffff" loext:char-shading-value="0"/>
    </style:style>
    <style:style style:name="T58" style:family="text">
      <style:text-properties fo:color="#000000" officeooo:rsid="00693b43" fo:background-color="#ffffff" loext:char-shading-value="0"/>
    </style:style>
    <style:style style:name="T59" style:family="text">
      <style:text-properties fo:color="#000000" style:font-name="monospace" fo:background-color="#ffffff" loext:char-shading-value="0"/>
    </style:style>
    <style:style style:name="T60" style:family="text">
      <style:text-properties style:font-name="monospace"/>
    </style:style>
    <style:style style:name="T61" style:family="text">
      <style:text-properties style:font-name="monospace" officeooo:rsid="00df2257"/>
    </style:style>
    <style:style style:name="T62" style:family="text">
      <style:text-properties officeooo:rsid="003f6b3e"/>
    </style:style>
    <style:style style:name="T63" style:family="text">
      <style:text-properties officeooo:rsid="003fd604"/>
    </style:style>
    <style:style style:name="T64" style:family="text">
      <style:text-properties officeooo:rsid="004098a8"/>
    </style:style>
    <style:style style:name="T65" style:family="text">
      <style:text-properties officeooo:rsid="00415561"/>
    </style:style>
    <style:style style:name="T66" style:family="text">
      <style:text-properties officeooo:rsid="0041aa96"/>
    </style:style>
    <style:style style:name="T67" style:family="text">
      <style:text-properties officeooo:rsid="00426ee0"/>
    </style:style>
    <style:style style:name="T68" style:family="text">
      <style:text-properties officeooo:rsid="0043be33"/>
    </style:style>
    <style:style style:name="T69" style:family="text">
      <style:text-properties officeooo:rsid="0046a0ba"/>
    </style:style>
    <style:style style:name="T70" style:family="text">
      <style:text-properties fo:font-size="10pt"/>
    </style:style>
    <style:style style:name="T71" style:family="text">
      <style:text-properties fo:font-size="10pt" officeooo:rsid="0046a0ba"/>
    </style:style>
    <style:style style:name="T72" style:family="text">
      <style:text-properties officeooo:rsid="00485d83"/>
    </style:style>
    <style:style style:name="T73" style:family="text">
      <style:text-properties officeooo:rsid="004a4c93"/>
    </style:style>
    <style:style style:name="T74" style:family="text">
      <style:text-properties officeooo:rsid="004bf840"/>
    </style:style>
    <style:style style:name="T75" style:family="text">
      <style:text-properties officeooo:rsid="004e8d1d"/>
    </style:style>
    <style:style style:name="T76" style:family="text">
      <style:text-properties officeooo:rsid="004f55df"/>
    </style:style>
    <style:style style:name="T77" style:family="text">
      <style:text-properties officeooo:rsid="004fa5c0"/>
    </style:style>
    <style:style style:name="T78" style:family="text">
      <style:text-properties officeooo:rsid="0052d1d4"/>
    </style:style>
    <style:style style:name="T79" style:family="text">
      <style:text-properties officeooo:rsid="00547aec"/>
    </style:style>
    <style:style style:name="T80" style:family="text">
      <style:text-properties officeooo:rsid="0055b551"/>
    </style:style>
    <style:style style:name="T81" style:family="text">
      <style:text-properties officeooo:rsid="0059799d"/>
    </style:style>
    <style:style style:name="T82" style:family="text">
      <style:text-properties officeooo:rsid="005c0cd8"/>
    </style:style>
    <style:style style:name="T83" style:family="text">
      <style:text-properties officeooo:rsid="005d17f1"/>
    </style:style>
    <style:style style:name="T84" style:family="text">
      <style:text-properties officeooo:rsid="00618899"/>
    </style:style>
    <style:style style:name="T85" style:family="text">
      <style:text-properties officeooo:rsid="00625652"/>
    </style:style>
    <style:style style:name="T86" style:family="text">
      <style:text-properties officeooo:rsid="00662b4f"/>
    </style:style>
    <style:style style:name="T87" style:family="text">
      <style:text-properties officeooo:rsid="00675b4f"/>
    </style:style>
    <style:style style:name="T88" style:family="text">
      <style:text-properties officeooo:rsid="00688ab3"/>
    </style:style>
    <style:style style:name="T89" style:family="text">
      <style:text-properties officeooo:rsid="006901a2"/>
    </style:style>
    <style:style style:name="T90" style:family="text">
      <style:text-properties officeooo:rsid="00693b43"/>
    </style:style>
    <style:style style:name="T91" style:family="text">
      <style:text-properties officeooo:rsid="0069c8d3"/>
    </style:style>
    <style:style style:name="T92" style:family="text">
      <style:text-properties fo:font-style="normal" style:font-style-asian="normal" style:font-style-complex="normal"/>
    </style:style>
    <style:style style:name="T93" style:family="text">
      <style:text-properties fo:font-style="normal" officeooo:rsid="006b93aa" style:font-style-asian="normal" style:font-style-complex="normal"/>
    </style:style>
    <style:style style:name="T94" style:family="text">
      <style:text-properties fo:font-style="normal" officeooo:rsid="008634a9" style:font-style-asian="normal" style:font-style-complex="normal"/>
    </style:style>
    <style:style style:name="T95" style:family="text">
      <style:text-properties fo:font-style="normal" officeooo:rsid="00a49232" style:font-style-asian="normal" style:font-style-complex="normal"/>
    </style:style>
    <style:style style:name="T96" style:family="text">
      <style:text-properties fo:font-style="normal" officeooo:rsid="00a787db" style:font-style-asian="normal" style:font-style-complex="normal"/>
    </style:style>
    <style:style style:name="T97" style:family="text">
      <style:text-properties officeooo:rsid="007103d3"/>
    </style:style>
    <style:style style:name="T98" style:family="text">
      <style:text-properties officeooo:rsid="007180c3"/>
    </style:style>
    <style:style style:name="T99" style:family="text">
      <style:text-properties style:font-name="Open Sans5" officeooo:rsid="007180c3"/>
    </style:style>
    <style:style style:name="T100" style:family="text">
      <style:text-properties officeooo:rsid="0078ab96"/>
    </style:style>
    <style:style style:name="T101" style:family="text">
      <style:text-properties officeooo:rsid="0078e551"/>
    </style:style>
    <style:style style:name="T102" style:family="text">
      <style:text-properties officeooo:rsid="0079c324"/>
    </style:style>
    <style:style style:name="T103" style:family="text">
      <style:text-properties officeooo:rsid="007a751f"/>
    </style:style>
    <style:style style:name="T104" style:family="text">
      <style:text-properties officeooo:rsid="007c0e1b"/>
    </style:style>
    <style:style style:name="T105" style:family="text">
      <style:text-properties officeooo:rsid="007dd94f"/>
    </style:style>
    <style:style style:name="T106" style:family="text">
      <style:text-properties officeooo:rsid="007f6397"/>
    </style:style>
    <style:style style:name="T107" style:family="text">
      <style:text-properties officeooo:rsid="0081478c"/>
    </style:style>
    <style:style style:name="T108" style:family="text">
      <style:text-properties officeooo:rsid="008472d4"/>
    </style:style>
    <style:style style:name="T109" style:family="text">
      <style:text-properties officeooo:rsid="008634a9"/>
    </style:style>
    <style:style style:name="T110" style:family="text">
      <style:text-properties officeooo:rsid="0088225d"/>
    </style:style>
    <style:style style:name="T111" style:family="text">
      <style:text-properties officeooo:rsid="00892d48"/>
    </style:style>
    <style:style style:name="T112" style:family="text">
      <style:text-properties officeooo:rsid="0089a65f"/>
    </style:style>
    <style:style style:name="T113" style:family="text">
      <style:text-properties officeooo:rsid="008afe57"/>
    </style:style>
    <style:style style:name="T114" style:family="text">
      <style:text-properties officeooo:rsid="008cc22c"/>
    </style:style>
    <style:style style:name="T115" style:family="text">
      <style:text-properties officeooo:rsid="008e2983"/>
    </style:style>
    <style:style style:name="T116" style:family="text">
      <style:text-properties officeooo:rsid="0099b0df"/>
    </style:style>
    <style:style style:name="T117" style:family="text">
      <style:text-properties fo:font-weight="bold" style:font-weight-asian="bold" style:font-weight-complex="bold"/>
    </style:style>
    <style:style style:name="T118" style:family="text">
      <style:text-properties fo:font-weight="bold" officeooo:rsid="00a787db" style:font-weight-asian="bold" style:font-weight-complex="bold"/>
    </style:style>
    <style:style style:name="T119" style:family="text">
      <style:text-properties fo:font-weight="bold" officeooo:rsid="003ba856" style:font-weight-asian="bold" style:font-weight-complex="bold"/>
    </style:style>
    <style:style style:name="T120" style:family="text">
      <style:text-properties fo:font-weight="bold" officeooo:rsid="00d10b9e" style:font-weight-asian="bold" style:font-weight-complex="bold"/>
    </style:style>
    <style:style style:name="T121" style:family="text">
      <style:text-properties fo:font-weight="bold" officeooo:rsid="00263888" style:font-weight-asian="bold" style:font-weight-complex="bold"/>
    </style:style>
    <style:style style:name="T122" style:family="text">
      <style:text-properties fo:font-weight="bold" officeooo:rsid="00ae55cd" style:font-weight-asian="bold" style:font-weight-complex="bold"/>
    </style:style>
    <style:style style:name="T123" style:family="text">
      <style:text-properties officeooo:rsid="009f5318"/>
    </style:style>
    <style:style style:name="T124" style:family="text">
      <style:text-properties officeooo:rsid="00a144e4"/>
    </style:style>
    <style:style style:name="T125" style:family="text">
      <style:text-properties officeooo:rsid="00a2ea46"/>
    </style:style>
    <style:style style:name="T126" style:family="text">
      <style:text-properties officeooo:rsid="00a787db"/>
    </style:style>
    <style:style style:name="T127" style:family="text">
      <style:text-properties fo:font-weight="normal" style:font-weight-asian="normal" style:font-weight-complex="normal"/>
    </style:style>
    <style:style style:name="T128" style:family="text">
      <style:text-properties fo:font-weight="normal" officeooo:rsid="00a787db" style:font-weight-asian="normal" style:font-weight-complex="normal"/>
    </style:style>
    <style:style style:name="T129" style:family="text">
      <style:text-properties fo:font-weight="normal" officeooo:rsid="00af7565" style:font-weight-asian="normal" style:font-weight-complex="normal"/>
    </style:style>
    <style:style style:name="T130" style:family="text">
      <style:text-properties fo:font-weight="normal" officeooo:rsid="00b7e413" style:font-weight-asian="normal" style:font-weight-complex="normal"/>
    </style:style>
    <style:style style:name="T131" style:family="text">
      <style:text-properties fo:font-weight="normal" officeooo:rsid="00c2c14c" style:font-weight-asian="normal" style:font-weight-complex="normal"/>
    </style:style>
    <style:style style:name="T132" style:family="text">
      <style:text-properties fo:font-weight="normal" officeooo:rsid="00c3a7cf" style:font-weight-asian="normal" style:font-weight-complex="normal"/>
    </style:style>
    <style:style style:name="T133" style:family="text">
      <style:text-properties fo:font-weight="normal" officeooo:rsid="00d10b9e" style:font-weight-asian="normal" style:font-weight-complex="normal"/>
    </style:style>
    <style:style style:name="T134" style:family="text">
      <style:text-properties fo:font-weight="normal" officeooo:rsid="00ec0055" style:font-weight-asian="normal" style:font-weight-complex="normal"/>
    </style:style>
    <style:style style:name="T135" style:family="text">
      <style:text-properties officeooo:rsid="00a8ec0c"/>
    </style:style>
    <style:style style:name="T136" style:family="text">
      <style:text-properties style:font-name="Source Code Pro1"/>
    </style:style>
    <style:style style:name="T137" style:family="text">
      <style:text-properties style:font-name="Source Code Pro1" officeooo:rsid="00a8ec0c"/>
    </style:style>
    <style:style style:name="T138" style:family="text">
      <style:text-properties officeooo:rsid="00a9c194"/>
    </style:style>
    <style:style style:name="T139" style:family="text">
      <style:text-properties officeooo:rsid="00aba2fb"/>
    </style:style>
    <style:style style:name="T140" style:family="text">
      <style:text-properties officeooo:rsid="00ae107c"/>
    </style:style>
    <style:style style:name="T141" style:family="text">
      <style:text-properties officeooo:rsid="00ae55cd"/>
    </style:style>
    <style:style style:name="T142" style:family="text">
      <style:text-properties officeooo:rsid="00b05066"/>
    </style:style>
    <style:style style:name="T143" style:family="text">
      <style:text-properties officeooo:rsid="00b09d9f"/>
    </style:style>
    <style:style style:name="T144" style:family="text">
      <style:text-properties officeooo:rsid="00b1291e"/>
    </style:style>
    <style:style style:name="T145" style:family="text">
      <style:text-properties officeooo:rsid="00a9603a"/>
    </style:style>
    <style:style style:name="T146" style:family="text">
      <style:text-properties officeooo:rsid="00b2cedc"/>
    </style:style>
    <style:style style:name="T147" style:family="text">
      <style:text-properties officeooo:rsid="00b555e3"/>
    </style:style>
    <style:style style:name="T148" style:family="text">
      <style:text-properties officeooo:rsid="00b571d2"/>
    </style:style>
    <style:style style:name="T149" style:family="text">
      <style:text-properties officeooo:rsid="00b585ed"/>
    </style:style>
    <style:style style:name="T150" style:family="text">
      <style:text-properties officeooo:rsid="00b5b018"/>
    </style:style>
    <style:style style:name="T151" style:family="text">
      <style:text-properties officeooo:rsid="00b6717b"/>
    </style:style>
    <style:style style:name="T152" style:family="text">
      <style:text-properties officeooo:rsid="00b9b9a7"/>
    </style:style>
    <style:style style:name="T153" style:family="text">
      <style:text-properties officeooo:rsid="00bbaf9a"/>
    </style:style>
    <style:style style:name="T154" style:family="text">
      <style:text-properties officeooo:rsid="00bd844f"/>
    </style:style>
    <style:style style:name="T155" style:family="text">
      <style:text-properties officeooo:rsid="00c2c14c"/>
    </style:style>
    <style:style style:name="T156" style:family="text">
      <style:text-properties officeooo:rsid="00c64619"/>
    </style:style>
    <style:style style:name="T157" style:family="text">
      <style:text-properties officeooo:rsid="00c85bcb"/>
    </style:style>
    <style:style style:name="T158" style:family="text">
      <style:text-properties officeooo:rsid="00c9e533"/>
    </style:style>
    <style:style style:name="T159" style:family="text">
      <style:text-properties officeooo:rsid="00cafe83"/>
    </style:style>
    <style:style style:name="T160" style:family="text">
      <style:text-properties officeooo:rsid="00cb84f4"/>
    </style:style>
    <style:style style:name="T161" style:family="text">
      <style:text-properties officeooo:rsid="00cdd34d"/>
    </style:style>
    <style:style style:name="T162" style:family="text">
      <style:text-properties officeooo:rsid="00d019ad"/>
    </style:style>
    <style:style style:name="T163" style:family="text">
      <style:text-properties officeooo:rsid="00d10b9e"/>
    </style:style>
    <style:style style:name="T164" style:family="text">
      <style:text-properties officeooo:rsid="00d28b20"/>
    </style:style>
    <style:style style:name="T165" style:family="text">
      <style:text-properties officeooo:rsid="00d3db40"/>
    </style:style>
    <style:style style:name="T166" style:family="text">
      <style:text-properties officeooo:rsid="00d6a5cc"/>
    </style:style>
    <style:style style:name="T167" style:family="text">
      <style:text-properties officeooo:rsid="00dd42ff"/>
    </style:style>
    <style:style style:name="T168" style:family="text">
      <style:text-properties officeooo:rsid="00def4ef"/>
    </style:style>
    <style:style style:name="T169" style:family="text">
      <style:text-properties officeooo:rsid="00e20966"/>
    </style:style>
    <style:style style:name="T170" style:family="text">
      <style:text-properties officeooo:rsid="00e64953"/>
    </style:style>
    <style:style style:name="T171" style:family="text">
      <style:text-properties officeooo:rsid="00e6eeab"/>
    </style:style>
    <style:style style:name="T172" style:family="text">
      <style:text-properties officeooo:rsid="00e8b5e2"/>
    </style:style>
    <style:style style:name="T173" style:family="text">
      <style:text-properties style:font-name="Luxi Serif"/>
    </style:style>
    <style:style style:name="T174" style:family="text">
      <style:text-properties officeooo:rsid="00e9ca5d"/>
    </style:style>
    <style:style style:name="T175" style:family="text">
      <style:text-properties officeooo:rsid="00eb3c08"/>
    </style:style>
    <style:style style:name="T176" style:family="text">
      <style:text-properties officeooo:rsid="00ec0055"/>
    </style:style>
    <style:style style:name="T177" style:family="text">
      <style:text-properties officeooo:rsid="00ecfe3a"/>
    </style:style>
    <style:style style:name="T178" style:family="text">
      <style:text-properties officeooo:rsid="00ee2083"/>
    </style:style>
    <style:style style:name="T179" style:family="text">
      <style:text-properties officeooo:rsid="00ee7610"/>
    </style:style>
    <style:style style:name="T180" style:family="text">
      <style:text-properties officeooo:rsid="00f04094"/>
    </style:style>
    <style:style style:name="T181" style:family="text">
      <style:text-properties officeooo:rsid="00f50bd4"/>
    </style:style>
    <style:style style:name="T182" style:family="text">
      <style:text-properties officeooo:rsid="00f57827"/>
    </style:style>
    <style:style style:name="T183" style:family="text">
      <style:text-properties officeooo:rsid="00f6b54e"/>
    </style:style>
    <style:style style:name="T184" style:family="text">
      <style:text-properties officeooo:rsid="00f8e2c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6" text:outline-level="1"><text:bookmark-start text:name="__RefHeading___Toc978_1286936116"/><text:span text:style-name="T87">THERMAL2</text:span><text:line-break/><text:span text:style-name="T62">U</text:span>ser <text:span text:style-name="T87">M</text:span>anual and <text:span text:style-name="T87">Q</text:span>uick <text:span text:style-name="T8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11"><text:span text:style-name="T107">IMPMC – </text:span>UMR 7590 – <text:span text:style-name="T107">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13">LSI – École Polytechnique – Université Paris Saclay</text:p></text:note-body></text:note></text:span> and Andrea Cepellotti<text:note text:id="ftn3" text:note-class="footnote"><text:note-citation>3</text:note-citation><text:note-body><text:p text:style-name="P112">THEOS – École polytechnique fédérale de Lausanne</text:p></text:note-body></text:note>, both ha<text:span text:style-name="T106">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1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12">University of the Basque Country (UPV/EHU) and Donostia International Physics Center (DIPC)</text:p></text:note-body></text:note></text:span> <text:span text:style-name="T106">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6">license</text:span>, v2 or newer and, when possible, under the CeCILL <text:span text:style-name="T106">license.</text:span> A single file nist_isotopes_db.f90 contains data from the N<text:span text:style-name="T11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5">(see also page </text:span><text:span text:style-name="T115"><text:bookmark-ref text:reference-format="page" text:ref-name="__RefHeading___Toc2104_1142074149">29</text:bookmark-ref></text:span><text:span text:style-name="T115">)</text:span>:</text:p>
      <text:list xml:id="list2345206860" text:style-name="L1">
        <text:list-item>
          <text:p text:style-name="P156"><text:span text:style-name="T86">L.</text:span> Paulatto, <text:span text:style-name="T86">F. </text:span>Mauri, and <text:span text:style-name="T86">M. </text:span>Lazzeri, <text:s/>Phys. Rev. B 87, 214303 (2013)</text:p>
        </text:list-item>
        <text:list-item>
          <text:p text:style-name="P156"><text:span text:style-name="T86">G. </text:span>Fugallo, <text:span text:style-name="T86">M. </text:span>Lazzeri, <text:span text:style-name="T86">L. </text:span>Paulatto, and <text:span text:style-name="T86">F. </text:span>Mauri", Phys. Rev. B 88, 045430 (2013)</text:p>
        </text:list-item>
        <text:list-item>
          <text:p text:style-name="P157">A. Cepellotti, G. Fugallo, L. Paulatto, M. Lazzeri, F. Mauri, N. Marzari, Nat. Comm. 6 (2015)</text:p>
        </text:list-item>
        <text:list-item>
          <text:p text:style-name="P157">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9"><text:a xlink:type="simple" xlink:href="#__RefHeading___Toc978_1286936116" text:style-name="Index_20_Link" text:visited-style-name="Index_20_Link">THERMAL2 User Manual and Quick Reference<text:tab/>1</text:a></text:p>
          <text:p text:style-name="P118"><text:a xlink:type="simple" xlink:href="#__RefHeading___Toc980_1286936116" text:style-name="Index_20_Link" text:visited-style-name="Index_20_Link">Foreword<text:tab/>1</text:a></text:p>
          <text:p text:style-name="P118"><text:a xlink:type="simple" xlink:href="#__RefHeading___Toc982_1286936116" text:style-name="Index_20_Link" text:visited-style-name="Index_20_Link">Copyright<text:tab/>1</text:a></text:p>
          <text:p text:style-name="P118"><text:a xlink:type="simple" xlink:href="#__RefHeading___Toc984_1286936116" text:style-name="Index_20_Link" text:visited-style-name="Index_20_Link">Citing<text:tab/>1</text:a></text:p>
          <text:p text:style-name="P118"><text:a xlink:type="simple" xlink:href="#__RefHeading___Toc986_1286936116" text:style-name="Index_20_Link" text:visited-style-name="Index_20_Link">Quick Reference Manual<text:tab/>5</text:a></text:p>
          <text:p text:style-name="P121"><text:a xlink:type="simple" xlink:href="#__RefHeading___Toc1020_1286936116" text:style-name="Index_20_Link" text:visited-style-name="Index_20_Link">Compiling the code<text:tab/>5</text:a></text:p>
          <text:p text:style-name="P121"><text:a xlink:type="simple" xlink:href="#__RefHeading___Toc6452_1980146352" text:style-name="Index_20_Link" text:visited-style-name="Index_20_Link">List of codes<text:tab/>5</text:a></text:p>
          <text:p text:style-name="P120"><text:a xlink:type="simple" xlink:href="#__RefHeading___Toc1022_1286936116" text:style-name="Index_20_Link" text:visited-style-name="Index_20_Link">Main codes<text:tab/>5</text:a></text:p>
          <text:p text:style-name="P117"><text:a xlink:type="simple" xlink:href="#__RefHeading___Toc1024_1286936116" text:style-name="Index_20_Link" text:visited-style-name="Index_20_Link">d3_lw.x<text:tab/>5</text:a></text:p>
          <text:p text:style-name="P117"><text:a xlink:type="simple" xlink:href="#__RefHeading___Toc1026_1286936116" text:style-name="Index_20_Link" text:visited-style-name="Index_20_Link">d3_tk.x<text:tab/>5</text:a></text:p>
          <text:p text:style-name="P117"><text:a xlink:type="simple" xlink:href="#__RefHeading___Toc1028_1286936116" text:style-name="Index_20_Link" text:visited-style-name="Index_20_Link">d3_r2q.x<text:tab/>5</text:a></text:p>
          <text:p text:style-name="P120"><text:a xlink:type="simple" xlink:href="#__RefHeading___Toc1032_1286936116" text:style-name="Index_20_Link" text:visited-style-name="Index_20_Link">Utilities<text:tab/>6</text:a></text:p>
          <text:p text:style-name="P117"><text:a xlink:type="simple" xlink:href="#__RefHeading___Toc1034_1286936116" text:style-name="Index_20_Link" text:visited-style-name="Index_20_Link">d3_q2r.x<text:tab/>6</text:a></text:p>
          <text:p text:style-name="P117"><text:a xlink:type="simple" xlink:href="#__RefHeading___Toc1036_1286936116" text:style-name="Index_20_Link" text:visited-style-name="Index_20_Link">d3_qq2rr.x<text:tab/>6</text:a></text:p>
          <text:p text:style-name="P117"><text:a xlink:type="simple" xlink:href="#__RefHeading___Toc5135_1066179116" text:style-name="Index_20_Link" text:visited-style-name="Index_20_Link">d3_sparse.x<text:tab/>7</text:a></text:p>
          <text:p text:style-name="P117"><text:a xlink:type="simple" xlink:href="#__RefHeading___Toc1040_1286936116" text:style-name="Index_20_Link" text:visited-style-name="Index_20_Link">d3_asr3.x<text:tab/>7</text:a></text:p>
          <text:p text:style-name="P117"><text:a xlink:type="simple" xlink:href="#__RefHeading___Toc5137_1066179116" text:style-name="Index_20_Link" text:visited-style-name="Index_20_Link">d3_recenter.x<text:tab/>7</text:a></text:p>
          <text:p text:style-name="P117"><text:a xlink:type="simple" xlink:href="#__RefHeading___Toc4594_3525417885" text:style-name="Index_20_Link" text:visited-style-name="Index_20_Link">d3_import3py.x<text:tab/>8</text:a></text:p>
          <text:p text:style-name="P117"><text:a xlink:type="simple" xlink:href="#__RefHeading___Toc1042_1286936116" text:style-name="Index_20_Link" text:visited-style-name="Index_20_Link">d3_sqom.x<text:tab/>8</text:a></text:p>
          <text:p text:style-name="P117"><text:a xlink:type="simple" xlink:href="#__RefHeading___Toc1044_1286936116" text:style-name="Index_20_Link" text:visited-style-name="Index_20_Link">funcoft.sh<text:tab/>8</text:a></text:p>
          <text:p text:style-name="P117"><text:a xlink:type="simple" xlink:href="#__RefHeading___Toc3085_1977551653" text:style-name="Index_20_Link" text:visited-style-name="Index_20_Link">diffd3.x<text:tab/>9</text:a></text:p>
          <text:p text:style-name="P117"><text:a xlink:type="simple" xlink:href="#__RefHeading___Toc3087_1977551653" text:style-name="Index_20_Link" text:visited-style-name="Index_20_Link">d3_sc2c.x<text:tab/>9</text:a></text:p>
          <text:p text:style-name="P117"><text:a xlink:type="simple" xlink:href="#__RefHeading___Toc3128_1977551653" text:style-name="Index_20_Link" text:visited-style-name="Index_20_Link">xml2giorgia.x<text:tab/>9</text:a></text:p>
          <text:p text:style-name="P117"><text:a xlink:type="simple" xlink:href="#__RefHeading___Toc3126_1178766150" text:style-name="Index_20_Link" text:visited-style-name="Index_20_Link">apply_asr.sh<text:tab/>9</text:a></text:p>
          <text:p text:style-name="P118"><text:a xlink:type="simple" xlink:href="#__RefHeading___Toc3089_1977551653" text:style-name="Index_20_Link" text:visited-style-name="Index_20_Link">Codes input and output<text:tab/>9</text:a></text:p>
          <text:p text:style-name="P121"><text:a xlink:type="simple" xlink:href="#__RefHeading___Toc988_1286936116" text:style-name="Index_20_Link" text:visited-style-name="Index_20_Link">d3_r2q.x<text:tab/>9</text:a></text:p>
          <text:p text:style-name="P120"><text:a xlink:type="simple" xlink:href="#__RefHeading___Toc1046_1286936116" text:style-name="Index_20_Link" text:visited-style-name="Index_20_Link">Namelist &amp;r2qinput<text:tab/>10</text:a></text:p>
          <text:p text:style-name="P117"><text:a xlink:type="simple" xlink:href="#__RefHeading___Toc1048_1286936116" text:style-name="Index_20_Link" text:visited-style-name="Index_20_Link">calculation (CHARACTER, default: “freq”)<text:tab/>10</text:a></text:p>
          <text:p text:style-name="P117"><text:a xlink:type="simple" xlink:href="#__RefHeading___Toc1050_1286936116" text:style-name="Index_20_Link" text:visited-style-name="Index_20_Link">prefix (CHARACTER, default: the value of calculation)<text:tab/>10</text:a></text:p>
          <text:p text:style-name="P117"><text:a xlink:type="simple" xlink:href="#__RefHeading___Toc1052_1286936116" text:style-name="Index_20_Link" text:visited-style-name="Index_20_Link">outdir (CHARACTER, default: “./”, I.e. the current directory)<text:tab/>10</text:a></text:p>
          <text:p text:style-name="P117"><text:a xlink:type="simple" xlink:href="#__RefHeading___Toc1054_1286936116" text:style-name="Index_20_Link" text:visited-style-name="Index_20_Link">file_mat2 (CHARACTER, no default)<text:tab/>10</text:a></text:p>
          <text:p text:style-name="P117"><text:a xlink:type="simple" xlink:href="#__RefHeading___Toc1056_1286936116" text:style-name="Index_20_Link" text:visited-style-name="Index_20_Link">asr2 (CHARACTER, default: “no”)<text:tab/>10</text:a></text:p>
          <text:p text:style-name="P117"><text:a xlink:type="simple" xlink:href="#__RefHeading___Toc1058_1286936116" text:style-name="Index_20_Link" text:visited-style-name="Index_20_Link">nq (INTEGER, no default)<text:tab/>10</text:a></text:p>
          <text:p text:style-name="P117"><text:a xlink:type="simple" xlink:href="#__RefHeading___Toc1060_1286936116" text:style-name="Index_20_Link" text:visited-style-name="Index_20_Link">print_dynmat (LOGICAL, default: .false.)<text:tab/>10</text:a></text:p>
          <text:p text:style-name="P117"><text:a xlink:type="simple" xlink:href="#__RefHeading___Toc5139_1066179116" text:style-name="Index_20_Link" text:visited-style-name="Index_20_Link">print_velocity (LOGICAL, default: .false.)<text:tab/>11</text:a></text:p>
          <text:p text:style-name="P117"><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20"><text:a xlink:type="simple" xlink:href="#__RefHeading___Toc990_1286936116" text:style-name="Index_20_Link" text:visited-style-name="Index_20_Link">Output format<text:tab/>11</text:a></text:p>
          <text:p text:style-name="P121"><text:a xlink:type="simple" xlink:href="#__RefHeading___Toc992_1286936116" text:style-name="Index_20_Link" text:visited-style-name="Index_20_Link">d3_lw.x<text:tab/>11</text:a></text:p>
          <text:p text:style-name="P120"><text:a xlink:type="simple" xlink:href="#__RefHeading___Toc1062_1286936116" text:style-name="Index_20_Link" text:visited-style-name="Index_20_Link">Namelist &amp;lwinput<text:tab/>11</text:a></text:p>
          <text:p text:style-name="P117"><text:a xlink:type="simple" xlink:href="#__RefHeading___Toc1064_1286936116" text:style-name="Index_20_Link" text:visited-style-name="Index_20_Link">calculation (CHARACTER, default: “lw”)<text:tab/>11</text:a></text:p>
          <text:p text:style-name="P117"><text:a xlink:type="simple" xlink:href="#__RefHeading___Toc1066_1286936116" text:style-name="Index_20_Link" text:visited-style-name="Index_20_Link">prefix (CHARACTER, default: the value of calculation)<text:tab/>12</text:a></text:p>
          <text:p text:style-name="P117"><text:soft-page-break/><text:a xlink:type="simple" xlink:href="#__RefHeading___Toc1068_1286936116" text:style-name="Index_20_Link" text:visited-style-name="Index_20_Link">outdir (CHARACTER, default: “./”, i.e. the current directory)<text:tab/>12</text:a></text:p>
          <text:p text:style-name="P117"><text:a xlink:type="simple" xlink:href="#__RefHeading___Toc1070_1286936116" text:style-name="Index_20_Link" text:visited-style-name="Index_20_Link">file_mat2 (CHARACTER, no default)<text:tab/>12</text:a></text:p>
          <text:p text:style-name="P117"><text:a xlink:type="simple" xlink:href="#__RefHeading___Toc1072_1286936116" text:style-name="Index_20_Link" text:visited-style-name="Index_20_Link">file_mat3 (CHARACTER, no default)<text:tab/>12</text:a></text:p>
          <text:p text:style-name="P117"><text:a xlink:type="simple" xlink:href="#__RefHeading___Toc1074_1286936116" text:style-name="Index_20_Link" text:visited-style-name="Index_20_Link">asr2 (CHARACTER, default: “no”)<text:tab/>12</text:a></text:p>
          <text:p text:style-name="P117"><text:a xlink:type="simple" xlink:href="#__RefHeading___Toc1076_1286936116" text:style-name="Index_20_Link" text:visited-style-name="Index_20_Link">nq (INTEGER, no default)<text:tab/>12</text:a></text:p>
          <text:p text:style-name="P117"><text:a xlink:type="simple" xlink:href="#__RefHeading___Toc1078_1286936116" text:style-name="Index_20_Link" text:visited-style-name="Index_20_Link">nconf (INTEGER, no default)<text:tab/>12</text:a></text:p>
          <text:p text:style-name="P117"><text:a xlink:type="simple" xlink:href="#__RefHeading___Toc1080_1286936116" text:style-name="Index_20_Link" text:visited-style-name="Index_20_Link">nk (3x INTEGER, no default)<text:tab/>12</text:a></text:p>
          <text:p text:style-name="P117"><text:a xlink:type="simple" xlink:href="#__RefHeading___Toc1082_1286936116" text:style-name="Index_20_Link" text:visited-style-name="Index_20_Link">grid_type (CHARACTER, default: “simple”)<text:tab/>12</text:a></text:p>
          <text:p text:style-name="P117"><text:a xlink:type="simple" xlink:href="#__RefHeading___Toc3142_922771208" text:style-name="Index_20_Link" text:visited-style-name="Index_20_Link">xk0 (3x REAL, default: 0,0,0)<text:tab/>13</text:a></text:p>
          <text:p text:style-name="P117"><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17"><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17"><text:a xlink:type="simple" xlink:href="#__RefHeading___Toc1088_1286936116" text:style-name="Index_20_Link" text:visited-style-name="Index_20_Link">q_initial (3x REAL, in units of 2π/alat)<text:tab/>13</text:a></text:p>
          <text:p text:style-name="P117"><text:a xlink:type="simple" xlink:href="#__RefHeading___Toc1090_1286936116" text:style-name="Index_20_Link" text:visited-style-name="Index_20_Link">q_resolved (LOGICAL, default: false)<text:tab/>13</text:a></text:p>
          <text:p text:style-name="P117"><text:a xlink:type="simple" xlink:href="#__RefHeading___Toc1092_1286936116" text:style-name="Index_20_Link" text:visited-style-name="Index_20_Link">sigmaq (REAL, default: 0.1 in units of 2π/alat)<text:tab/>13</text:a></text:p>
          <text:p text:style-name="P117"><text:a xlink:type="simple" xlink:href="#__RefHeading___Toc1094_1286936116" text:style-name="Index_20_Link" text:visited-style-name="Index_20_Link">exp_t_factor (LOGICAL, default: false)<text:tab/>13</text:a></text:p>
          <text:p text:style-name="P117"><text:a xlink:type="simple" xlink:href="#__RefHeading___Toc1096_1286936116" text:style-name="Index_20_Link" text:visited-style-name="Index_20_Link">sort_freq (CHARACTER, default: "default")<text:tab/>14</text:a></text:p>
          <text:p text:style-name="P117"><text:a xlink:type="simple" xlink:href="#__RefHeading___Toc1098_1286936116" text:style-name="Index_20_Link" text:visited-style-name="Index_20_Link">isotopic_disorder (LOGICAL, default: false)<text:tab/>14</text:a></text:p>
          <text:p text:style-name="P117"><text:a xlink:type="simple" xlink:href="#__RefHeading___Toc1100_1286936116" text:style-name="Index_20_Link" text:visited-style-name="Index_20_Link">casimir_scattering (LOGICAL, default: false)<text:tab/>14</text:a></text:p>
          <text:p text:style-name="P117"><text:a xlink:type="simple" xlink:href="#__RefHeading___Toc1104_1286936116" text:style-name="Index_20_Link" text:visited-style-name="Index_20_Link">casimir_dir (3x REAL, normalized, default: no direction)<text:tab/>14</text:a></text:p>
          <text:p text:style-name="P117"><text:a xlink:type="simple" xlink:href="#__RefHeading___Toc2238_1227642694" text:style-name="Index_20_Link" text:visited-style-name="Index_20_Link">casimir_length_au (REAL, bohr, no default)<text:tab/>14</text:a></text:p>
          <text:p text:style-name="P117"><text:a xlink:type="simple" xlink:href="#__RefHeading___Toc2240_1227642694" text:style-name="Index_20_Link" text:visited-style-name="Index_20_Link">casimir_length_mu (REAL, micrometers, no default)<text:tab/>14</text:a></text:p>
          <text:p text:style-name="P117"><text:a xlink:type="simple" xlink:href="#__RefHeading___Toc2242_1227642694" text:style-name="Index_20_Link" text:visited-style-name="Index_20_Link">casimir_length_mm (REAL, millimeters, no default)<text:tab/>14</text:a></text:p>
          <text:p text:style-name="P117"><text:a xlink:type="simple" xlink:href="#__RefHeading___Toc1106_1286936116" text:style-name="Index_20_Link" text:visited-style-name="Index_20_Link">max_seconds (no default, in seconds) max_time (format hh.mmss)<text:tab/>14</text:a></text:p>
          <text:p text:style-name="P120"><text:a xlink:type="simple" xlink:href="#__RefHeading___Toc994_1286936116" text:style-name="Index_20_Link" text:visited-style-name="Index_20_Link">Output format<text:tab/>14</text:a></text:p>
          <text:p text:style-name="P117"><text:a xlink:type="simple" xlink:href="#__RefHeading___Toc996_1286936116" text:style-name="Index_20_Link" text:visited-style-name="Index_20_Link">Calculation “lw imag”<text:tab/>15</text:a></text:p>
          <text:p text:style-name="P117"><text:a xlink:type="simple" xlink:href="#__RefHeading___Toc998_1286936116" text:style-name="Index_20_Link" text:visited-style-name="Index_20_Link">Calculation “lw full”:<text:tab/>15</text:a></text:p>
          <text:p text:style-name="P117"><text:a xlink:type="simple" xlink:href="#__RefHeading___Toc1000_1286936116" text:style-name="Index_20_Link" text:visited-style-name="Index_20_Link">Calculation “spf”:<text:tab/>15</text:a></text:p>
          <text:p text:style-name="P117"><text:a xlink:type="simple" xlink:href="#__RefHeading___Toc1002_1286936116" text:style-name="Index_20_Link" text:visited-style-name="Index_20_Link">Calculation “final”, q_resolved FALSE:<text:tab/>16</text:a></text:p>
          <text:p text:style-name="P117"><text:a xlink:type="simple" xlink:href="#__RefHeading___Toc1004_1286936116" text:style-name="Index_20_Link" text:visited-style-name="Index_20_Link">Calculation “final”, q_resolved TRUE:<text:tab/>16</text:a></text:p>
          <text:p text:style-name="P121"><text:a xlink:type="simple" xlink:href="#__RefHeading___Toc1006_1286936116" text:style-name="Index_20_Link" text:visited-style-name="Index_20_Link">d3_tk.x<text:tab/>16</text:a></text:p>
          <text:p text:style-name="P120"><text:a xlink:type="simple" xlink:href="#__RefHeading___Toc1108_1286936116" text:style-name="Index_20_Link" text:visited-style-name="Index_20_Link">Namelist &amp;tkinput<text:tab/>16</text:a></text:p>
          <text:p text:style-name="P117"><text:a xlink:type="simple" xlink:href="#__RefHeading___Toc6454_1980146352" text:style-name="Index_20_Link" text:visited-style-name="Index_20_Link">calculation (CHARACTER, default: “sma”)<text:tab/>16</text:a></text:p>
          <text:p text:style-name="P117"><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6">same value as nk</text:span></text:a><text:a xlink:type="simple" xlink:href="#__RefHeading___Toc1112_1286936116" text:style-name="Index_20_Link" text:visited-style-name="Index_20_Link">)<text:tab/>17</text:a></text:p>
          <text:p text:style-name="P117"><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6">same value as grid_type</text:span></text:a><text:a xlink:type="simple" xlink:href="#__RefHeading___Toc3144_922771208" text:style-name="Index_20_Link" text:visited-style-name="Index_20_Link">)<text:tab/>17</text:a></text:p>
          <text:p text:style-name="P117"><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6">same value as xk0</text:span></text:a><text:a xlink:type="simple" xlink:href="#__RefHeading___Toc3146_922771208" text:style-name="Index_20_Link" text:visited-style-name="Index_20_Link">)<text:tab/>17</text:a></text:p>
          <text:p text:style-name="P117"><text:a xlink:type="simple" xlink:href="#__RefHeading___Toc6456_1980146352" text:style-name="Index_20_Link" text:visited-style-name="Index_20_Link">thr_tk (REAL, default: 1.d-4 W/mK)<text:tab/>17</text:a></text:p>
          <text:p text:style-name="P117"><text:a xlink:type="simple" xlink:href="#__RefHeading___Toc6458_1980146352" text:style-name="Index_20_Link" text:visited-style-name="Index_20_Link">niter_max (INTEGER, default: 1000)<text:tab/>17</text:a></text:p>
          <text:p text:style-name="P117"><text:a xlink:type="simple" xlink:href="#__RefHeading___Toc6460_1980146352" text:style-name="Index_20_Link" text:visited-style-name="Index_20_Link">restart (LOGICAL, default: .false.)<text:tab/>17</text:a></text:p>
          <text:p text:style-name="P120"><text:a xlink:type="simple" xlink:href="#__RefHeading___Toc2025_1533265364" text:style-name="Index_20_Link" text:visited-style-name="Index_20_Link">Output format<text:tab/>17</text:a></text:p>
          <text:p text:style-name="P117"><text:a xlink:type="simple" xlink:href="#__RefHeading___Toc2027_1533265364" text:style-name="Index_20_Link" text:visited-style-name="Index_20_Link">SMA calculation<text:tab/>17</text:a></text:p>
          <text:p text:style-name="P117"><text:a xlink:type="simple" xlink:href="#__RefHeading___Toc2029_1533265364" text:style-name="Index_20_Link" text:visited-style-name="Index_20_Link">CGP calculation<text:tab/>18</text:a></text:p>
          <text:p text:style-name="P121"><text:a xlink:type="simple" xlink:href="#__RefHeading___Toc1008_1286936116" text:style-name="Index_20_Link" text:visited-style-name="Index_20_Link">QPOINTS<text:tab/>18</text:a></text:p>
          <text:p text:style-name="P117"><text:a xlink:type="simple" xlink:href="#__RefHeading___Toc1114_1286936116" text:style-name="Index_20_Link" text:visited-style-name="Index_20_Link">cartesian (DEFAULT)<text:tab/>18</text:a></text:p>
          <text:p text:style-name="P117"><text:a xlink:type="simple" xlink:href="#__RefHeading___Toc1116_1286936116" text:style-name="Index_20_Link" text:visited-style-name="Index_20_Link">crystal<text:tab/>18</text:a></text:p>
          <text:p text:style-name="P117"><text:a xlink:type="simple" xlink:href="#__RefHeading___Toc3289_5588733" text:style-name="Index_20_Link" text:visited-style-name="Index_20_Link">grid<text:tab/>19</text:a></text:p>
          <text:p text:style-name="P117"><text:a xlink:type="simple" xlink:href="#__RefHeading___Toc1120_1286936116" text:style-name="Index_20_Link" text:visited-style-name="Index_20_Link">bz<text:tab/>19</text:a></text:p>
          <text:p text:style-name="P120"><text:a xlink:type="simple" xlink:href="#__RefHeading___Toc1010_1286936116" text:style-name="Index_20_Link" text:visited-style-name="Index_20_Link">Examples<text:tab/>19</text:a></text:p>
          <text:p text:style-name="P121"><text:soft-page-break/><text:a xlink:type="simple" xlink:href="#__RefHeading___Toc1012_1286936116" text:style-name="Index_20_Link" text:visited-style-name="Index_20_Link">CONFIGS<text:tab/>20</text:a></text:p>
          <text:p text:style-name="P117"><text:a xlink:type="simple" xlink:href="#__RefHeading___Toc3665_2389539084" text:style-name="Index_20_Link" text:visited-style-name="Index_20_Link">list<text:tab/>20</text:a></text:p>
          <text:p text:style-name="P117"><text:a xlink:type="simple" xlink:href="#__RefHeading___Toc3667_2389539084" text:style-name="Index_20_Link" text:visited-style-name="Index_20_Link">matrix<text:tab/>20</text:a></text:p>
          <text:p text:style-name="P120"><text:a xlink:type="simple" xlink:href="#__RefHeading___Toc1014_1286936116" text:style-name="Index_20_Link" text:visited-style-name="Index_20_Link">Examples<text:tab/>20</text:a></text:p>
          <text:p text:style-name="P121"><text:a xlink:type="simple" xlink:href="#__RefHeading___Toc1016_1286936116" text:style-name="Index_20_Link" text:visited-style-name="Index_20_Link">ISOTOPES<text:tab/>21</text:a></text:p>
          <text:p text:style-name="P117"><text:a xlink:type="simple" xlink:href="#__RefHeading___Toc1122_1286936116" text:style-name="Index_20_Link" text:visited-style-name="Index_20_Link">Xx N natm<text:tab/>21</text:a></text:p>
          <text:p text:style-name="P117"><text:a xlink:type="simple" xlink:href="#__RefHeading___Toc1124_1286936116" text:style-name="Index_20_Link" text:visited-style-name="Index_20_Link">Xx M matm<text:tab/>21</text:a></text:p>
          <text:p text:style-name="P117"><text:a xlink:type="simple" xlink:href="#__RefHeading___Toc1126_1286936116" text:style-name="Index_20_Link" text:visited-style-name="Index_20_Link">Xx natural<text:tab/>21</text:a></text:p>
          <text:p text:style-name="P117"><text:a xlink:type="simple" xlink:href="#__RefHeading___Toc1128_1286936116" text:style-name="Index_20_Link" text:visited-style-name="Index_20_Link">Xx isotopes niso<text:tab/>22</text:a></text:p>
          <text:p text:style-name="P117"><text:a xlink:type="simple" xlink:href="#__RefHeading___Toc1130_1286936116" text:style-name="Index_20_Link" text:visited-style-name="Index_20_Link">Xx manual gm gs<text:tab/>22</text:a></text:p>
          <text:p text:style-name="P120"><text:a xlink:type="simple" xlink:href="#__RefHeading___Toc1018_1286936116" text:style-name="Index_20_Link" text:visited-style-name="Index_20_Link">Examples<text:tab/>22</text:a></text:p>
          <text:p text:style-name="P118"><text:a xlink:type="simple" xlink:href="#__RefHeading___Toc2088_1142074149" text:style-name="Index_20_Link" text:visited-style-name="Index_20_Link">Input Examples<text:tab/>22</text:a></text:p>
          <text:p text:style-name="P121"><text:a xlink:type="simple" xlink:href="#__RefHeading___Toc2090_1142074149" text:style-name="Index_20_Link" text:visited-style-name="Index_20_Link">d3_lw.x<text:tab/>22</text:a></text:p>
          <text:p text:style-name="P120"><text:a xlink:type="simple" xlink:href="#__RefHeading___Toc2092_1142074149" text:style-name="Index_20_Link" text:visited-style-name="Index_20_Link">Computing the linewidth of a single point<text:tab/>22</text:a></text:p>
          <text:p text:style-name="P120"><text:a xlink:type="simple" xlink:href="#__RefHeading___Toc2094_1142074149" text:style-name="Index_20_Link" text:visited-style-name="Index_20_Link">Testing convergence with smearing and grid<text:tab/>23</text:a></text:p>
          <text:p text:style-name="P120"><text:a xlink:type="simple" xlink:href="#__RefHeading___Toc2096_1142074149" text:style-name="Index_20_Link" text:visited-style-name="Index_20_Link">Compute the linewidth along a path in the BZ<text:tab/>25</text:a></text:p>
          <text:p text:style-name="P120"><text:a xlink:type="simple" xlink:href="#__RefHeading___Toc2098_1142074149" text:style-name="Index_20_Link" text:visited-style-name="Index_20_Link">Compute the spectral function along a path<text:tab/>25</text:a></text:p>
          <text:p text:style-name="P120"><text:a xlink:type="simple" xlink:href="#__RefHeading___Toc6462_1980146352" text:style-name="Index_20_Link" text:visited-style-name="Index_20_Link">Compute the final state decomposition<text:tab/>26</text:a></text:p>
          <text:p text:style-name="P120"><text:a xlink:type="simple" xlink:href="#__RefHeading___Toc2102_1142074149" text:style-name="Index_20_Link" text:visited-style-name="Index_20_Link">Color-map plot of the LW in the BZ (2D systems)<text:tab/>26</text:a></text:p>
          <text:p text:style-name="P121"><text:a xlink:type="simple" xlink:href="#__RefHeading___Toc2031_1533265364" text:style-name="Index_20_Link" text:visited-style-name="Index_20_Link">d3_tk.x<text:tab/>28</text:a></text:p>
          <text:p text:style-name="P120"><text:a xlink:type="simple" xlink:href="#__RefHeading___Toc2244_1227642694" text:style-name="Index_20_Link" text:visited-style-name="Index_20_Link">Compute the SMA solution of the BTE<text:tab/>28</text:a></text:p>
          <text:p text:style-name="P120"><text:a xlink:type="simple" xlink:href="#__RefHeading___Toc2246_1227642694" text:style-name="Index_20_Link" text:visited-style-name="Index_20_Link">Compute the exact solution of the BTE<text:tab/>29</text:a></text:p>
          <text:p text:style-name="P118"><text:a xlink:type="simple" xlink:href="#__RefHeading___Toc2104_1142074149" text:style-name="Index_20_Link" text:visited-style-name="Index_20_Link">Bibliography<text:tab/>29</text:a></text:p>
          <text:p text:style-name="P118"><text:a xlink:type="simple" xlink:href="#__RefHeading___Toc4598_3525417885" text:style-name="Index_20_Link" text:visited-style-name="Index_20_Link">Change Log<text:tab/>30</text:a></text:p>
          <text:p text:style-name="P117"><text:a xlink:type="simple" xlink:href="#__RefHeading___Toc3167_1977551653" text:style-name="Index_20_Link" text:visited-style-name="Index_20_Link">v 1.1.1<text:tab/>30</text:a></text:p>
          <text:p text:style-name="P117"><text:a xlink:type="simple" xlink:href="#__RefHeading___Toc4600_3525417885" text:style-name="Index_20_Link" text:visited-style-name="Index_20_Link">v 1.1.0<text:tab/>30</text:a></text:p>
          <text:p text:style-name="P117"><text:a xlink:type="simple" xlink:href="#__RefHeading___Toc4602_3525417885" text:style-name="Index_20_Link" text:visited-style-name="Index_20_Link">v 1.0.7<text:tab/>31</text:a></text:p>
          <text:p text:style-name="P117"><text:a xlink:type="simple" xlink:href="#__RefHeading___Toc4604_3525417885" text:style-name="Index_20_Link" text:visited-style-name="Index_20_Link">v 1.0.6<text:tab/>31</text:a></text:p>
          <text:p text:style-name="P117"><text:a xlink:type="simple" xlink:href="#__RefHeading___Toc4606_3525417885" text:style-name="Index_20_Link" text:visited-style-name="Index_20_Link">v 1.0.5<text:tab/>31</text:a></text:p>
          <text:p text:style-name="P117"><text:a xlink:type="simple" xlink:href="#__RefHeading___Toc4608_3525417885" text:style-name="Index_20_Link" text:visited-style-name="Index_20_Link">v 1.0.4<text:tab/>31</text:a></text:p>
          <text:p text:style-name="P117"><text:a xlink:type="simple" xlink:href="#__RefHeading___Toc4610_3525417885" text:style-name="Index_20_Link" text:visited-style-name="Index_20_Link">v 1.0.3<text:tab/>31</text:a></text:p>
          <text:p text:style-name="P117"><text:a xlink:type="simple" xlink:href="#__RefHeading___Toc4612_3525417885" text:style-name="Index_20_Link" text:visited-style-name="Index_20_Link">v 1.0.2<text:tab/>31</text:a></text:p>
          <text:p text:style-name="P117"><text:a xlink:type="simple" xlink:href="#__RefHeading___Toc4614_3525417885" text:style-name="Index_20_Link" text:visited-style-name="Index_20_Link">v 1.0.1<text:tab/>32</text:a></text:p>
          <text:p text:style-name="P117"><text:a xlink:type="simple" xlink:href="#__RefHeading___Toc4616_3525417885" text:style-name="Index_20_Link" text:visited-style-name="Index_20_Link">v 1.0<text:tab/>32</text:a></text:p>
        </text:index-body>
      </text:table-of-content>
      <text:p text:style-name="P3"/>
      <text:p text:style-name="P3"/>
      <text:p text:style-name="P115"/>
      <text:h text:style-name="P197" text:outline-level="2"><text:bookmark-start text:name="__RefHeading___Toc986_1286936116"/><text:span text:style-name="T7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1">The thermal2 codes come bundled with the D3Q code, used to compute <text:span text:style-name="T26">ab-initio</text:span> the 3<text:span text:style-name="T1">rd</text:span> order dynamical matrices. We refer you to the D3Q manual for more detailed in<text:span text:style-name="T143">s</text:span>truction on compiling. A separate stand-alone distribution of the thermal2 codes is being considered and may be available in the future.</text:p>
      <text:h text:style-name="P161"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4">E</text:span>ach of these codes will be reviewed <text:s/><text:span text:style-name="T64">in detail </text:span>in a separate section.</text:p>
      <text:h text:style-name="Heading_20_5" text:outline-level="5"><text:bookmark-start text:name="__RefHeading___Toc1024_1286936116"/><text:span text:style-name="T143">d3_</text:span>lw.x<text:bookmark-end text:name="__RefHeading___Toc1024_1286936116"/></text:h>
      <text:p text:style-name="Text_20_body">This code computes several quantities:</text:p>
      <text:list xml:id="list2469324596" text:style-name="L2">
        <text:list-item>
          <text:p text:style-name="P158">phonon linewidth (i.e. its inverse lifetime, or HWHM, or minus the Imaginary part of the bubble-diagram self energy), </text:p>
        </text:list-item>
        <text:list-item>
          <text:p text:style-name="P158">the entire bubble-diagram self energy (comprising both the linewidth and the lineshift) and</text:p>
        </text:list-item>
        <text:list-item>
          <text:p text:style-name="P158">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80" text:outline-level="5"><text:bookmark-start text:name="__RefHeading___Toc1026_1286936116"/><text:span text:style-name="T143">d3_</text:span>tk.x<text:bookmark-end text:name="__RefHeading___Toc1026_1286936116"/></text:h>
      <text:p text:style-name="Text_20_body">The tk code computes the thermal conductivity. It can use the Single-Mode Approximation (SMA) or the variational <text:span text:style-name="T106">approaches</text:span> implemented by Fugallo et.al. <text:span text:style-name="T100">[2]</text:span> using a robust conjugate gradient minimization. It can include Casimir and isotope scattering.</text:p>
      <text:h text:style-name="P180" text:outline-level="5"><text:bookmark-start text:name="__RefHeading___Toc1028_1286936116"/><text:span text:style-name="T143">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8">d3_</text:span></text:span><text:span text:style-name="Source_20_Text">lw.x</text:span> and <text:span text:style-name="Source_20_Text"><text:span text:style-name="T148">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80" text:outline-level="5"><text:bookmark-start text:name="__RefHeading___Toc1034_1286936116"/><text:span text:style-name="T143">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8">make </text:span>Fourier Interpolation <text:span text:style-name="T148">faster</text:span>.</text:p>
      <text:h text:style-name="P180" text:outline-level="5"><text:bookmark-start text:name="__RefHeading___Toc1036_1286936116"/><text:span text:style-name="T143">d3_</text:span>qq2rr.x<text:bookmark-end text:name="__RefHeading___Toc1036_1286936116"/></text:h>
      <text:p text:style-name="Text_20_body">Analogous to q2r.x but operates on the 3<text:span text:style-name="T1">rd</text:span> order matrices. <text:span text:style-name="T24">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4">d3q.x.</text:span></text:span><text:span text:style-name="T24"> For example, d3q was run with fild3dyn=”anh” for a </text:span><text:span text:style-name="Source_20_Text"><text:span text:style-name="T24">NQX</text:span></text:span><text:span text:style-name="T24"> x </text:span><text:span text:style-name="Source_20_Text"><text:span text:style-name="T24">NQY</text:span></text:span><text:span text:style-name="T24"> <text:s/>x </text:span><text:span text:style-name="Source_20_Text"><text:span text:style-name="T24">NQZ</text:span></text:span><text:span text:style-name="T24"> grid, you can compute the 3</text:span><text:span text:style-name="T2">rd</text:span><text:span text:style-name="T24"> order Fcs as:</text:span></text:p>
      <text:p text:style-name="Code_20_Example">ls anh* | qq2rr.x <text:span text:style-name="T144">NQX NQY NQZ</text:span> <text:span text:style-name="T144">[-o </text:span>mat3R<text:span text:style-name="T144">]</text:span> <text:span text:style-name="T135">[-f NFAR] [-w]</text:span></text:p>
      <text:p text:style-name="P59">The result will be written by default to a file called <text:span text:style-name="Source_20_Text">mat3R</text:span>, but you can change this with the <text:span text:style-name="Source_20_Text">-o</text:span> option.</text:p>
      <text:p text:style-name="P60"><text:span text:style-name="T135">You can specify the optional argument </text:span><text:span text:style-name="Source_20_Text"><text:span text:style-name="T145">NFAR</text:span></text:span><text:span text:style-name="T135">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8">The code will automatically select from the list the files that it needs to fill the grid; all the other files will be discarded. <text:s/><text:span text:style-name="T146">Which means that you can easily compute the force constants for any sub-lattice of the one compute, just by changing the values of <text:s/></text:span><text:span text:style-name="Source_20_Text"><text:span text:style-name="T24">NQX,</text:span></text:span><text:span text:style-name="T24"> </text:span><text:span text:style-name="Source_20_Text"><text:span text:style-name="T24">NQY</text:span></text:span><text:span text:style-name="T24"> <text:s/>and </text:span><text:span text:style-name="Source_20_Text"><text:span text:style-name="T24">NQZ</text:span></text:span><text:span text:style-name="T24">.</text:span></text:p>
      <text:p text:style-name="P71">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16">If the <text:span text:style-name="Source_20_Text">-w</text:span> option is specified, when performing the FFT test, if the re-computed D3 matrix differ<text:span text:style-name="T157">s</text:span> significantly from the initial one it will be printed to a file. The file will start with prefix 'anh_cmplx' <text:span text:style-name="T158">for the first test </text:span>and 'anh_real' <text:span text:style-name="T158">for the second test.</text:span></text:p>
      <text:h text:style-name="P180" text:outline-level="5"><text:bookmark-start text:name="__RefHeading___Toc5135_1066179116"/><text:soft-page-break/><text:span text:style-name="T143">d3_</text:span>sparse.x<text:bookmark-end text:name="__RefHeading___Toc5135_1066179116"/></text:h>
      <text:p text:style-name="P85">This code converts a file of third order FCs from dense form to sparse form; it can optionally discard elements that are smaller than a custom threshold. It can also measure the speedup gained by using the sparse FCs instead of the dense one<text:span text:style-name="T175">s</text:span>.</text:p>
      <text:p text:style-name="P36">Syntax:</text:p>
      <text:p text:style-name="P104">sparse.x <text:span text:style-name="T142">[-i </text:span>mat3R.input<text:span text:style-name="T142">]</text:span> [<text:span text:style-name="T142">-o </text:span>mat3R.output] <text:line-break/><text:tab/> <text:s text:c="3"/>[<text:span text:style-name="T142">-t </text:span>threshold] [<text:span text:style-name="T142">-n </text:span>num_trials]</text:p>
      <text:p text:style-name="Text_20_body">Where <text:span text:style-name="Source_20_Text">ma3R.input</text:span> <text:span text:style-name="T142">(default mat3R) </text:span>is the name of the dense file of Fcs, <text:span text:style-name="Source_20_Text">mat3R.output</text:span> will be the output file of sparse F<text:span text:style-name="T138">C</text:span>s (you can use “none” to avoid saving them to file); threshold is in Rydberg/bohr<text:span text:style-name="T1">3</text:span> (all matrix elements smaller than this will be discarded, <text:span text:style-name="T10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6">the </text:span>threshold is zero)</text:p>
      <text:h text:style-name="P180" text:outline-level="5"><text:bookmark-start text:name="__RefHeading___Toc1040_1286936116"/><text:span text:style-name="T143">d3_</text:span>asr3.x<text:bookmark-end text:name="__RefHeading___Toc1040_1286936116"/></text:h>
      <text:p text:style-name="P24">This code applies the acoustic sum rules (ASR) to the third order F<text:span text:style-name="T24">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44">[-i </text:span>mat3R.input<text:span text:style-name="T144">]</text:span> [<text:span text:style-name="T144">-o </text:span>mat3R.output]<text:line-break/> <text:s text:c="6"/>[<text:span text:style-name="T144">-t </text:span>threshold] [<text:span text:style-name="T144">-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5">,</text:span> th<text:span text:style-name="T142">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80" text:outline-level="5"><text:bookmark-start text:name="__RefHeading___Toc5137_1066179116"/><text:span text:style-name="T143">d3_recenter</text:span>.x<text:bookmark-end text:name="__RefHeading___Toc5137_1066179116"/></text:h>
      <text:p text:style-name="P27">NOTE: this code is experimental and <text:span text:style-name="T144">while useful for debugging</text:span>, use at your own risk.</text:p>
      <text:p text:style-name="P103">d3_<text:span text:style-name="T175">recenter</text:span>.x NQX NQY NQZ [<text:span text:style-name="T144">-n </text:span>NFAR]<text:line-break/> <text:s text:c="10"/>[<text:span text:style-name="T144">-i </text:span>mat3R.<text:span text:style-name="T144">input</text:span>] [<text:span text:style-name="T144">-o </text:span>mat3R.<text:span text:style-name="T144">output</text:span>] <text:span text:style-name="T149">[-w]</text:span></text:p>
      <text:p text:style-name="P54">Reads force constants from <text:span text:style-name="Source_20_Text">mat3R.</text:span><text:span text:style-name="Source_20_Text"><text:span text:style-name="T144">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6">NFAR</text:span> unit cells and save the result in <text:span text:style-name="Source_20_Text">mat3R.</text:span><text:span text:style-name="Source_20_Text"><text:span text:style-name="T144">input.recenter</text:span></text:span>.</text:p>
      <text:p text:style-name="Text_20_body"><text:span text:style-name="T135">Uses the properties of Fourier interpolation to transform the 3</text:span><text:span text:style-name="T10">rd</text:span><text:span text:style-name="T135"> order force constants from a grid to another. If the new grid is different than the initial one, some interpolation will be done, if the grid is the same, you can use the </text:span><text:span text:style-name="T137">nfar</text:span><text:span text:style-name="T135"> parameter to recalculate the Wigner-Seitz cell centering. This code be </text:span><text:soft-page-break/><text:span text:style-name="T135">useful to compare the results from grids of different sizes, or to put the force constants in a format that is easier to understand for external codes.</text:span></text:p>
      <text:p text:style-name="P61">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81" text:outline-level="5"><text:bookmark-start text:name="__RefHeading___Toc4594_3525417885"/><text:span text:style-name="T143">d3_import3py</text:span>.x<text:bookmark-end text:name="__RefHeading___Toc4594_3525417885"/></text:h>
      <text:p text:style-name="P105">d3_<text:span text:style-name="T149">import3py</text:span>.x NQX NQY NQZ [<text:span text:style-name="T144">-n </text:span>NFAR] <text:span text:style-name="T149">[-w] [-s mat2R]</text:span><text:line-break/> <text:s text:c="10"/>[<text:span text:style-name="T144">-i FORCE_CONSTANT_THIRD</text:span>] [<text:span text:style-name="T144">-o </text:span>mat3R.<text:span text:style-name="T149">3py</text:span>] </text:p>
      <text:p text:style-name="P55">Reads <text:span text:style-name="T150">the </text:span>force constants <text:span text:style-name="T150">produced by Mingo &amp; Carrete code </text:span><text:span text:style-name="Source_20_Text"><text:span text:style-name="T150">thirdorder.py</text:span></text:span><text:span text:style-name="Source_20_Text"><text:span text:style-name="T150"><text:note text:id="ftn6" text:note-class="footnote"><text:note-citation>6</text:note-citation><text:note-body><text:p text:style-name="P114"><text:a xlink:type="simple" xlink:href="http://www.shengbte.org/announcements/thirdorderpyv096" text:style-name="Internet_20_link" text:visited-style-name="Visited_20_Internet_20_Link">http://www.shengbte.org/announcements/thirdorderpyv096</text:a></text:p></text:note-body></text:note></text:span></text:span><text:span text:style-name="T150">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50">In order to prepare the FCs for Fourier interpolation</text:span>, <text:span text:style-name="T150">they are taken to reciprocal space and then back to real space, and re-centered including up to NFAR neighbouring cell to ensure locality.</text:span></text:p>
      <text:p text:style-name="P56">In order to read the system information (cell and position of the atoms) a file containing the force constants header in the thermal2 format must be <text:span text:style-name="T175">provided</text:span> with the -s option (default: <text:span text:style-name="Source_20_Text">mat2R</text:span>). Note that a <text:span text:style-name="T151">2</text:span><text:span text:style-name="T11">nd</text:span><text:span text:style-name="T151"> order FCs file, </text:span>produced with <text:span text:style-name="Source_20_Text">d3_q2r.x</text:span> <text:span text:style-name="T151">or even with normal </text:span><text:span text:style-name="Source_20_Text"><text:span text:style-name="T151">q2r.x,</text:span></text:span><text:span text:style-name="T151"> </text:span>for the same system, <text:span text:style-name="T151">is sufficient</text:span>.</text:p>
      <text:p text:style-name="P62"><text:span text:style-name="T149">If the -w option is specified, the intermediate D3 matrices, generated on the </text:span><text:span text:style-name="Source_20_Text"><text:span text:style-name="T149">NQX</text:span></text:span><text:span text:style-name="T149"> x </text:span><text:span text:style-name="Source_20_Text"><text:span text:style-name="T149">NQY</text:span></text:span><text:span text:style-name="T149"> x </text:span><text:span text:style-name="Source_20_Text"><text:span text:style-name="T149">NQZ</text:span></text:span><text:span text:style-name="T149"> grid, will be written to files <text:s/>with names </text:span><text:span text:style-name="Source_20_Text"><text:span text:style-name="T149">atmp_Q1*_Q2*_Q3*</text:span></text:span><text:span text:style-name="T149"> (check the manual of d3q for details on the file names).</text:span></text:p>
      <text:h text:style-name="P181" text:outline-level="5"><text:bookmark-start text:name="__RefHeading___Toc1042_1286936116"/><text:span text:style-name="T143">d3_</text:span>sqom.x<text:bookmark-end text:name="__RefHeading___Toc1042_1286936116"/></text:h>
      <text:p text:style-name="P25">NOTE: this code is experimental and currently <text:span text:style-name="T147">not </text:span>maintained, use at your own risk.</text:p>
      <text:p text:style-name="Text_20_body">This codes reads a spectral weight file from <text:span text:style-name="Source_20_Text"><text:span text:style-name="T144">d3_l</text:span></text:span><text:span text:style-name="Source_20_Text">w.x</text:span> and computes the convolution with a Lorentzian function that has an energy-dependent FWHM. This procedures <text:span text:style-name="T175">simulates </text:span>the broadening introduced by Raman spectroscopy experiments. <text:span text:style-name="T139">This code can also sum and average the spectral function coming from several different files, to simulate the uncertainty of the neutron wavevectors. It reads its input from a file called </text:span><text:span text:style-name="Source_20_Text"><text:span text:style-name="T139">input.SQOM</text:span></text:span><text:span text:style-name="T139">. Please see the code of PROGRAM_sqom.f90 for details.</text:span></text:p>
      <text:h text:style-name="Heading_20_5" text:outline-level="5"><text:bookmark-start text:name="__RefHeading___Toc1044_1286936116"/>funcoft.sh<text:bookmark-end text:name="__RefHeading___Toc1044_1286936116"/></text:h>
      <text:p text:style-name="P85">This is a <text:span text:style-name="T67">short </text:span>bash script <text:span text:style-name="T175">to get a plottable file of the linewidth of a specific phonon mode as a function of temperature.</text:span></text:p>
      <text:p text:style-name="P85"><text:span text:style-name="T175">It </text:span>reads a list of linewidth files produced by <text:span text:style-name="Source_20_Text"><text:span text:style-name="T144">d3_</text:span></text:span><text:span text:style-name="Source_20_Text">lw.x</text:span> and extract<text:span text:style-name="T67">s</text:span> the frequency, linewidth (and if possible shifted frequency) <text:span text:style-name="T67">from all files </text:span>for a specific phonon q-point and band <text:span text:style-name="T67">and prints a list ordered by temperature and smearing</text:span>. Syntax:</text:p>
      <text:p text:style-name="Code_20_Example"><text:s text:c="2"/>funcoft.sh point mode file [file2 [file3...]]</text:p>
      <text:list xml:id="list275840831" text:style-name="L3">
        <text:list-item>
          <text:p text:style-name="P159">point: <text:s/>index of the point to collect among the files</text:p>
        </text:list-item>
        <text:list-item>
          <text:p text:style-name="P159">mode: <text:s text:c="2"/>number of the phonon mode 1...3*nat</text:p>
        </text:list-item>
      </text:list>
      <text:p text:style-name="P49">The output will contain 5 columns:</text:p>
      <text:list xml:id="list1268797706" text:style-name="L4">
        <text:list-item>
          <text:p text:style-name="P160"><text:soft-page-break/>temperature</text:p>
        </text:list-item>
        <text:list-item>
          <text:p text:style-name="P160">smearing</text:p>
        </text:list-item>
        <text:list-item>
          <text:p text:style-name="P160">omega</text:p>
        </text:list-item>
        <text:list-item>
          <text:p text:style-name="P160">linewidth (gamma, HWHM)</text:p>
        </text:list-item>
        <text:list-item>
          <text:p text:style-name="P160">shifted frequency (if available in the file)</text:p>
        </text:list-item>
      </text:list>
      <text:p text:style-name="Text_20_body">This script is provided “as is”, using non-standard names for the output files can break it.</text:p>
      <text:h text:style-name="P182" text:outline-level="5"><text:bookmark-start text:name="__RefHeading___Toc3085_1977551653"/>diffd3.x<text:bookmark-end text:name="__RefHeading___Toc3085_1977551653"/></text:h>
      <text:p text:style-name="P72">Compare two D3 files, write on output the matrix elements and the maximum difference. Take as arguments either two file names (the first and second D3 matrix) or two directory names a file name, which will be opened in both directories.</text:p>
      <text:h text:style-name="P182" text:outline-level="5"><text:bookmark-start text:name="__RefHeading___Toc3087_1977551653"/>d3_sc2c.x<text:bookmark-end text:name="__RefHeading___Toc3087_1977551653"/></text:h>
      <text:p text:style-name="P72">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73">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06">apply_asr.sh [-i FILDYN.in] [-o FILDYN.out] [-a ASR_TYPE]</text:p>
      <text:p text:style-name="P74">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4">normally </text:span>with d3_q2r.x or q2r.x.</text:p>
      <text:h text:style-name="Heading_20_2" text:outline-level="2"><text:bookmark-start text:name="__RefHeading___Toc3089_1977551653"/>Codes input <text:span text:style-name="T81">and output</text:span><text:bookmark-end text:name="__RefHeading___Toc3089_1977551653"/></text:h>
      <text:h text:style-name="P162" text:outline-level="3"><text:bookmark-start text:name="__RefHeading___Toc988_1286936116"/><text:span text:style-name="T164">d3_</text:span>r2q.x<text:bookmark-end text:name="__RefHeading___Toc988_1286936116"/></text:h>
      <text:p text:style-name="P86">This code read<text:span text:style-name="T161">s</text:span> the 2<text:span text:style-name="T1">nd</text:span> order FCs and compute<text:span text:style-name="T68">s</text:span> <text:span text:style-name="T175">a number of different quantities that only depend on the harmonic 2</text:span><text:span text:style-name="T13">nd</text:span><text:span text:style-name="T175"> order force constants, it is currently evolving and should be quite easy to modify and extend according to your needs.</text:span></text:p>
      <text:p text:style-name="P86">It reads its input from a <text:span text:style-name="T68">Fortran </text:span>namelist called &amp;r2qinput which contains the variables <text:span text:style-name="T111">listed in the next section</text:span>.</text:p>
      <text:p text:style-name="P63"><text:soft-page-break/>After the namelist, the code will look for the keyword QPOINTS <text:span text:style-name="T34">and will start reading the list of q-points. This part is described in detail in section QPOINTS</text:span></text:p>
      <text:h text:style-name="P16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3">The type of calculation t<text:span text:style-name="T43">o</text:span> perform, currently this can be:</text:p>
      <text:list xml:id="list4025875054" text:style-name="L5">
        <text:list-item>
          <text:p text:style-name="P122"><text:span text:style-name="T126">"</text:span><text:span text:style-name="T117">freq</text:span><text:span text:style-name="T126">":</text:span> <text:span text:style-name="T155">C</text:span>ompute the phonon frequencies, <text:span text:style-name="T126">this keyword that you specify </text:span><text:span text:style-name="T118">nq </text:span><text:span text:style-name="T128">and a </text:span><text:span text:style-name="T118">QPOINTS </text:span><text:span text:style-name="T128">section.</text:span></text:p>
        </text:list-item>
        <text:list-item>
          <text:p text:style-name="P123"><text:span text:style-name="T127">"</text:span><text:span text:style-name="T117">jdos</text:span><text:span text:style-name="T127">": </text:span><text:span text:style-name="T131">C</text:span><text:span text:style-name="T127">ompute the joint density of state. You will have to specify the integration grid </text:span><text:span text:style-name="T117">nk </text:span><text:span text:style-name="T127">and a configuration in the </text:span><text:span text:style-name="T117">CONFIGS</text:span><text:span text:style-name="T127"> section (if you specify more, only the first configuration will be used)</text:span></text:p>
        </text:list-item>
        <text:list-item>
          <text:p text:style-name="P123"><text:span text:style-name="T127">"</text:span><text:span text:style-name="T117">r</text:span><text:span text:style-name="T122">ms</text:span><text:span text:style-name="T127">" : </text:span><text:span text:style-name="T131">C</text:span><text:span text:style-name="T127">ompute the root mean square displacement of the atoms around their equilibrium positions </text:span><text:span text:style-name="T129">in </text:span><text:span text:style-name="T127">the harmonic </text:span><text:span text:style-name="T129">hamiltonian</text:span><text:span text:style-name="T127"> </text:span><text:span text:style-name="T129">at a give temperature</text:span><text:span text:style-name="T127">. It requires </text:span><text:span text:style-name="T117">nk</text:span><text:span text:style-name="T127"> and one </text:span><text:span text:style-name="T130">single </text:span><text:span text:style-name="T127">configuration in </text:span><text:span text:style-name="T117">CONFIG</text:span><text:span text:style-name="T127">.</text:span></text:p>
        </text:list-item>
        <text:list-item>
          <text:p text:style-name="P124"><text:span text:style-name="T127">"</text:span><text:span text:style-name="T117">fh</text:span><text:span text:style-name="T127">": Compute </text:span><text:span text:style-name="T132">the </text:span><text:span text:style-name="T127">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6">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3">no </text:span>default)<text:bookmark-end text:name="__RefHeading___Toc1058_1286936116"/></text:h>
      <text:p text:style-name="Text_20_body">Number of q-points to read <text:span text:style-name="T33">(see the </text:span><text:span text:style-name="T118">QPOINTS </text:span><text:span text:style-name="T128">section </text:span><text:span text:style-name="T33">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6">(only works for calculation="freq")</text:span>. The file name will be “r2q_dyn_NQ” where NQ is the progressive number of the point.</text:p>
      <text:h text:style-name="P194" text:outline-level="5"><text:soft-page-break/>sort_<text:span text:style-name="T46">freq</text:span> (<text:span text:style-name="T177">CHARACTER</text:span>, default: <text:span text:style-name="T176">"default"</text:span>)</text:h>
      <text:p text:style-name="P128">When plotting the linewidth and frequencies along a path, there are several ways to order the frequencies and associated linewidth and shifted frequencies:</text:p>
      <text:list xml:id="list1479083446" text:style-name="L7">
        <text:list-item>
          <text:p text:style-name="P127">"<text:span text:style-name="T117">default</text:span><text:span text:style-name="T127">": keep the default order of increasing frequencies</text:span></text:p>
        </text:list-item>
        <text:list-item>
          <text:p text:style-name="P127"><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
      <text:h text:style-name="P183" text:outline-level="5"><text:bookmark-start text:name="__RefHeading___Toc5139_1066179116"/>print_<text:span text:style-name="T126">velocity </text:span>(LOGICAL, default: .false.)<text:bookmark-end text:name="__RefHeading___Toc5139_1066179116"/></text:h>
      <text:p text:style-name="P53">If set to .true. <text:span text:style-name="T151">a</text:span> file containing the <text:span text:style-name="T126">phonon group velocities </text:span>will be saved <text:span text:style-name="T126">(only applies when calculation="freq")</text:span>. The file name will be <text:span text:style-name="T31">prefix</text:span><text:span text:style-name="T96">_vel</text:span><text:span text:style-name="T31">.out</text:span><text:span text:style-name="T96">, after the path length and the q-point, the velocities are printed in Cartesian coordinates, Rydberg units (1.09×10</text:span><text:span text:style-name="T8">6</text:span><text:span text:style-name="T96"> m·s</text:span><text:span text:style-name="T8">−1</text:span><text:span text:style-name="T96">).</text:span></text:p>
      <text:h text:style-name="P184" text:outline-level="5"><text:bookmark-start text:name="__RefHeading___Toc3240_922771208"/>ne, de, e0 (INTEGER, REAL, REAL, in cm<text:span text:style-name="T1">-1</text:span> no default)<text:bookmark-end text:name="__RefHeading___Toc3240_922771208"/></text:h>
      <text:p text:style-name="P78">Used for jdos calculation, see the description in &amp;lwinput section, below.</text:p>
      <text:h text:style-name="P169" text:outline-level="4"><text:bookmark-start text:name="__RefHeading___Toc990_1286936116"/>Output format<text:bookmark-end text:name="__RefHeading___Toc990_1286936116"/></text:h>
      <text:p text:style-name="P16">The <text:span text:style-name="T54">r2q</text:span>.x code will produce an output file for every configuration. The output files will be named <text:span text:style-name="T54">$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45">2</text:span><text:span text:style-name="T37">π</text:span><text:span text:style-name="T45">/alat</text:span></text:p>
      <text:p text:style-name="P21">6→5+3*nat.<text:line-break/><text:tab/>The phonon frequencies in cm<text:span text:style-name="T1">-1</text:span>.</text:p>
      <text:h text:style-name="Heading_20_3" text:outline-level="3"><text:bookmark-start text:name="__RefHeading___Toc992_1286936116"/><text:span text:style-name="T16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3">o</text:span> perform, <text:span text:style-name="T43">it can take several different values:</text:span></text:p>
      <text:list xml:id="list1296094585" text:style-name="L6">
        <text:list-item>
          <text:p text:style-name="P125"><text:soft-page-break/>“l<text:span text:style-name="T117">w imag</text:span>” : compute the imaginary part of the self-energy, i.e. the phonon linewidth. In this mode the code will enforce conservation of energy with a Diract delta function approximated with a Gaussian function of width delta, read from the <text:span text:style-name="T117">CONFIGS</text:span> section.</text:p>
        </text:list-item>
        <text:list-item>
          <text:p text:style-name="P125">“<text:span text:style-name="T117">lw full</text:span>” : compute the entire self energy, the real part is the lineshift and the imaginary part is the linewidth. In this case the value of delta from the <text:span text:style-name="T117">CONFIGS</text:span> will be used as a regularization for the self-energy.</text:p>
        </text:list-item>
        <text:list-item>
          <text:p text:style-name="P125">“<text:span text:style-name="T117">spf full</text:span>” : compute the spectra function for a list of arbitrary enegies, provided by the input variables ne, de and e0 (see below)</text:p>
        </text:list-item>
        <text:list-item>
          <text:p text:style-name="P125">“<text:span text:style-name="T117">spf simple</text:span>” : simulate the spectral function as a superposition of Lorentzian functions centered around the phonon frequencies and appropriate width, see also ne, de and n0.</text:p>
        </text:list-item>
        <text:list-item>
          <text:p text:style-name="P125">“<text:span text:style-name="T117">final</text:span>”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7">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6">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3">3</text:span> (CHARACTER, no default)<text:bookmark-end text:name="__RefHeading___Toc1072_1286936116"/></text:h>
      <text:p text:style-name="Text_20_body">The file of the <text:span text:style-name="T43">3</text:span><text:span text:style-name="T4">rd</text:span><text:span text:style-name="T43"> </text:span>order force constants, produced by <text:span text:style-name="T43">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3">no </text:span>default)<text:bookmark-end text:name="__RefHeading___Toc1076_1286936116"/></text:h>
      <text:p text:style-name="Text_20_body">Number of q-points to read <text:span text:style-name="T33">(see below)</text:span></text:p>
      <text:h text:style-name="Heading_20_5" text:outline-level="5"><text:bookmark-start text:name="__RefHeading___Toc1078_1286936116"/>nconf <text:span text:style-name="T44">(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text:soft-page-break/>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4">Set this to “<text:span text:style-name="T117">simple</text:span>” to use a regular unshifted grid in reciprocal space.</text:p>
      <text:p text:style-name="P76">Use "<text:span text:style-name="T11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63">See also </text:span><text:span text:style-name="T120">xk0</text:span><text:span text:style-name="T133"> to manually apply a grid shift.</text:span></text:p>
      <text:p text:style-name="P64"><text:span text:style-name="T153">Set t</text:span>o “<text:span text:style-name="T117">bz</text:span>” to use a <text:span text:style-name="T164">grid centered </text:span>in the Brillouin zone. Th<text:span text:style-name="T164">is option will</text:span> duplicate the points that are on the boundary of the <text:span text:style-name="T164">BZ</text:span> and assign them an appropriate integration weight. Using a BZ grid should eliminate a possible source of unwanted symmetry breaking, although it adds some complexity, <text:span text:style-name="T153">uses more points,</text:span> and its effectiveness is not evident in practice. <text:span text:style-name="T153">It can be useful for doing plots. </text:span>We recommend using “simple” <text:span text:style-name="T153">instead of “bz”, </text:span>unless you have some <text:span text:style-name="T153">specific reason</text:span>.</text:p>
      <text:h text:style-name="Heading_20_5" text:outline-level="5"><text:bookmark-start text:name="__RefHeading___Toc3142_922771208"/><text:span text:style-name="T162">x</text:span>k0 (3x REAL, default: 0,0,0)<text:bookmark-end text:name="__RefHeading___Toc3142_922771208"/></text:h>
      <text:p text:style-name="P75">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5">When doing a Spectra<text:span text:style-name="T65">l</text:span> function <text:span text:style-name="T154">(d3_lw.x) </text:span>or Final state <text:span text:style-name="T154">(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5">(in cm</text:span><text:span text:style-name="T5">-1</text:span><text:span text:style-name="T45">,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5">(3x REAL, in units of 2</text:span><text:span text:style-name="T37">π</text:span><text:span text:style-name="T45">/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5">(LOGICAL, default: false)</text:span><text:bookmark-end text:name="__RefHeading___Toc1090_1286936116"/></text:h>
      <text:p text:style-name="P28">When doing a Final state calculation Set to true to decompose the contributions to the linewidth over the q-points of the final phonons.</text:p>
      <text:p text:style-name="P37"><text:soft-page-break/>In this case, only one q-point can be specified in the <text:span text:style-name="T117">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5">s</text:span>igmaq <text:span text:style-name="T45">(REAL, <text:s/>default: 0.1 in units of 2</text:span><text:span text:style-name="T37">π</text:span><text:span text:style-name="T45">/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95" text:outline-level="5"><text:bookmark-start text:name="__RefHeading___Toc1096_1286936116"/>sort_<text:span text:style-name="T46">freq</text:span> (<text:span text:style-name="T177">CHARACTER</text:span>, default: <text:span text:style-name="T176">"default"</text:span>)<text:bookmark-end text:name="__RefHeading___Toc1096_1286936116"/></text:h>
      <text:p text:style-name="P155"><text:span text:style-name="T176">When plotting the linewidth and frequencies along a path, there are several ways to order the frequencies and associated linewidth and shifted frequencies:</text:span></text:p>
      <text:list xml:id="list153353563723643" text:continue-list="list1479083446" text:style-name="L7">
        <text:list-item>
          <text:p text:style-name="P126">"<text:span text:style-name="T117">default</text:span><text:span text:style-name="T127">": keep the default order of increasing frequencies</text:span></text:p>
        </text:list-item>
        <text:list-item>
          <text:p text:style-name="P126"><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item>
          <text:p text:style-name="P126"><text:span text:style-name="T127">"</text:span><text:span text:style-name="T117">shifted</text:span><text:span text:style-name="T127">":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6">(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85" text:outline-level="5"><text:bookmark-start text:name="__RefHeading___Toc2238_1227642694"/><text:soft-page-break/>casimir_<text:span text:style-name="T108">length_au<text:tab/> (REAL, bohr, no default)</text:span><text:bookmark-end text:name="__RefHeading___Toc2238_1227642694"/></text:h>
      <text:h text:style-name="P185" text:outline-level="5"><text:bookmark-start text:name="__RefHeading___Toc2240_1227642694"/>casimir_<text:span text:style-name="T108">length_mu<text:tab/> (REAL, micrometers, no default)</text:span><text:bookmark-end text:name="__RefHeading___Toc2240_1227642694"/></text:h>
      <text:h text:style-name="P185" text:outline-level="5"><text:bookmark-start text:name="__RefHeading___Toc2242_1227642694"/>casimir_<text:span text:style-name="T108">length_mm (REAL, millimeters, no default)</text:span><text:bookmark-end text:name="__RefHeading___Toc2242_1227642694"/></text:h>
      <text:p text:style-name="P46"><text:span text:style-name="T108">The average scattering length in the Casimir model; you can specify only one of the three variables, according to the unit of measure you prefer. Note that the Caimir model also include a structure factor, usually set to 2, which is </text:span><text:span text:style-name="T29">not</text:span><text:span text:style-name="T108"> included in our implementation; you will have to include it directly in the gain size in input.</text:span></text:p>
      <text:h text:style-name="P185" text:outline-level="5"><text:bookmark-start text:name="__RefHeading___Toc1106_1286936116"/>max_second<text:span text:style-name="T123">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23">only tk.x includes a restart mechanism.</text:span></text:p>
      <text:h text:style-name="P170"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6">$prefix_T<text:span text:style-name="T97">$</text:span>XX_s<text:span text:style-name="T97">$</text:span>YY.out</text:p>
      <text:p text:style-name="P15">Where <text:span text:style-name="T28">$</text:span><text:span text:style-name="T26">XX</text:span> is the temperature in K<text:span text:style-name="T97">elvin</text:span> and <text:span text:style-name="T28">$</text:span><text:span text:style-name="T26">YY</text:span> the delta in cm<text:span text:style-name="T1">-1</text:span>. Each output file will contain a relatively large number of columns, depending on the calculation. </text:p>
      <text:p text:style-name="P22">NOTE: In <text:span text:style-name="T80">all of the following cases</text:span> case when specifying <text:span text:style-name="T117">QPOINTS</text:span> as “grid” or “bz”, the length of the path will actually be replaced by the weight of the point used to do an integral in reciprocal space.</text:p>
      <text:h text:style-name="P186" text:outline-level="5"><text:bookmark-start text:name="__RefHeading___Toc996_1286936116"/>Calculation “lw <text:span text:style-name="T48">imag</text:span>”<text:bookmark-end text:name="__RefHeading___Toc996_1286936116"/></text:h>
      <text:p text:style-name="Text_20_body"><text:span text:style-name="T63">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6+3*nat→<text:span text:style-name="T48">5+6*nat</text:span>.<text:tab/></text:p>
      <text:p text:style-name="P13"><text:tab/><text:tab/>The <text:span text:style-name="T48">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7">1</text:span><text:span text:style-name="T14">→</text:span><text:span text:style-name="T16">5+6*nat.<text:tab/></text:span><text:span text:style-name="T17">Same content as “lw imag”</text:span></text:p>
      <text:p text:style-name="P23">6+6*nat→5+8*nat.</text:p>
      <text:p text:style-name="P89"><text:span text:style-name="T14">The shifted phonon frequencies (i.e. frequency+shift) in cm</text:span><text:span text:style-name="T1">-1</text:span><text:span text:style-name="T14">. If the sort_shifted_q keyword was set to true, the shifted frequencies are sorted in increasing order and the cor</text:span><text:soft-page-break/><text:span text:style-name="T14">responding linewidth are sorted accordingly. The unperturbed frequencies are left unchanged.</text:span></text:p>
      <text:h text:style-name="P187" text:outline-level="5"><text:bookmark-start text:name="__RefHeading___Toc1000_1286936116"/>Calculation “spf”:<text:bookmark-end text:name="__RefHeading___Toc1000_1286936116"/></text:h>
      <text:p text:style-name="P18"><text:span text:style-name="T52">1</text:span>.<text:tab/><text:tab/>The energy axis in cm-1</text:p>
      <text:p text:style-name="P17"><text:span text:style-name="T52">2</text:span>.<text:tab/><text:tab/>The length of the q-point path (when doing a path)</text:p>
      <text:p text:style-name="P17"><text:tab/><text:tab/>or the weight of the q-point (when doing a grid calculation)</text:p>
      <text:p text:style-name="P90"><text:span text:style-name="T53">3</text:span>.<text:tab/><text:tab/>The total spectral function in 1/<text:span text:style-name="T47">cm</text:span><text:span text:style-name="T6">-1</text:span></text:p>
      <text:p text:style-name="P14"><text:span text:style-name="T53">4</text:span>→<text:span text:style-name="T53">3</text:span>+3*nat.<text:tab/><text:span text:style-name="T49">Contribution to the spectral function from each band in 1/</text:span>cm<text:span text:style-name="T1">-1</text:span></text:p>
      <text:p text:style-name="P91">Note that the energ<text:span text:style-name="T50">y</text:span> axis cycles faster than the path length and there is a whitespace after each q-point which makes plotting with gnuplot “pm3d” style easy with this syntax <text:span text:style-name="T50">(column 3 is used twice, both for heigth and colour)</text:span>:</text:p>
      <text:p text:style-name="P91">sp “file” u <text:span text:style-name="T52">1</text:span>:<text:span text:style-name="T52">2</text:span>:<text:span text:style-name="T52">3</text:span>:<text:span text:style-name="T52">3</text:span> w pm3d</text:p>
      <text:h text:style-name="P188" text:outline-level="5"><text:bookmark-start text:name="__RefHeading___Toc1002_1286936116"/>Calculation “final”, <text:span text:style-name="T51">q_resolved FALSE</text:span>:<text:bookmark-end text:name="__RefHeading___Toc1002_1286936116"/></text:h>
      <text:p text:style-name="P19"><text:span text:style-name="T52">1</text:span>.<text:tab/><text:tab/>The energy axis in cm-1</text:p>
      <text:p text:style-name="P91"><text:span text:style-name="T53">2</text:span>.<text:tab/><text:tab/>The total spectral function in 1/<text:span text:style-name="T47">cm</text:span><text:span text:style-name="T6">-1</text:span></text:p>
      <text:p text:style-name="P15"><text:span text:style-name="T53">3</text:span>→<text:span text:style-name="T53">2</text:span>+3*nat.<text:tab/><text:span text:style-name="T49">Contribution to the spectral function from each band in 1/</text:span>cm<text:span text:style-name="T1">-1</text:span></text:p>
      <text:p text:style-name="P20">Same as the spectra<text:span text:style-name="T51">l</text:span> function, but instead of the spectra function there is the relative contribution of the specific energy <text:span text:style-name="T51">to that point. </text:span><text:span text:style-name="T119">QPOINTS</text:span><text:span text:style-name="T51"> are ignored in this kind of calculation, hence there is not path length.</text:span></text:p>
      <text:h text:style-name="P189" text:outline-level="5"><text:bookmark-start text:name="__RefHeading___Toc1004_1286936116"/>Calculation “final”, <text:span text:style-name="T51">q_resolved TRUE</text:span>:<text:bookmark-end text:name="__RefHeading___Toc1004_1286936116"/></text:h>
      <text:p text:style-name="P20">Same as the spectra<text:span text:style-name="T51">l</text:span> function, but instead of the <text:span text:style-name="T53">SPF you have</text:span> the relative contribution of the specific energy at that point. <text:span text:style-name="T51">The contribution to the linewith of q_initial will be assigned to every entry of </text:span><text:span text:style-name="T119">QPOINTS</text:span><text:span text:style-name="T51"> by integrating the total contribution to the linewidth convoluted with a Gaussian of width sigmaq centered around it. In order to have the contribution from each of the points specified by the nk grid, set </text:span><text:span text:style-name="T119">QPOINTS</text:span><text:span text:style-name="T51"> to generate the same grid. i.e. </text:span></text:p>
      <text:p text:style-name="Code_20_Example">QPOINTS grid<text:line-break/>nk(1) nk(2) nk(3)</text:p>
      <text:h text:style-name="P163" text:outline-level="3"><text:bookmark-start text:name="__RefHeading___Toc1006_1286936116"/><text:span text:style-name="T164">d3_</text:span>tk.x<text:bookmark-end text:name="__RefHeading___Toc1006_1286936116"/></text:h>
      <text:p text:style-name="P12">The <text:span text:style-name="Source_20_Text"><text:span text:style-name="T164">d3_</text:span></text:span><text:span text:style-name="Source_20_Text">tk.x</text:span> code can compute the thermal conductivity coefficient in the SMA or by exact diagonalization of the BTE. Most of its input variables are the same as <text:span text:style-name="Source_20_Text"><text:span text:style-name="T164">d3_</text:span></text:span><text:span text:style-name="Source_20_Text">lw.x</text:span>, we refer to the previous section for their description</text:p>
      <text:h text:style-name="Heading_20_4" text:outline-level="4"><text:bookmark-start text:name="__RefHeading___Toc1108_1286936116"/><text:soft-page-break/>Namelist &amp;tkinput<text:bookmark-end text:name="__RefHeading___Toc1108_1286936116"/></text:h>
      <text:p text:style-name="Text_20_body">Most of the variable used by <text:span text:style-name="Source_20_Text"><text:span text:style-name="T156">d3_</text:span></text:span><text:span text:style-name="Source_20_Text">tk.x</text:span> are also used for <text:span text:style-name="Source_20_Text"><text:span text:style-name="T156">d3_</text:span></text:span><text:span text:style-name="Source_20_Text">lw.x</text:span>. The following variables have the same meaning as in <text:span text:style-name="Source_20_Text"><text:span text:style-name="T156">d3_</text:span></text:span><text:span text:style-name="Source_20_Text">lw.x</text:span>:</text:p>
      <text:p text:style-name="P50"><text:bookmark-start text:name="__RefHeading___Toc1110_1286936116"/>outdir, prefix, file_mat2, file_mat3, asr2, <text:s/>nconf, nk, <text:span text:style-name="T109">grid_type, xk0, isotopic_disorder, casimir_scattering, casimir_direction, casimir_length_*</text:span><text:bookmark-end text:name="__RefHeading___Toc1110_1286936116"/></text:p>
      <text:p text:style-name="Text_20_body"><text:span text:style-name="T66">The following variables are specific of </text:span><text:span text:style-name="Source_20_Text"><text:span text:style-name="T6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17">sma</text:span>” to compute use the single mode approximation or to “<text:span text:style-name="T11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6">for both SMA and CGP calculations.</text:span></text:p>
      <text:h text:style-name="Heading_20_5" text:outline-level="5"><text:bookmark-start text:name="__RefHeading___Toc1112_1286936116"/>nk_in (3x INTEGER, default: <text:span text:style-name="T26">same value as nk</text:span>)<text:bookmark-end text:name="__RefHeading___Toc1112_1286936116"/></text:h>
      <text:p text:style-name="P77">When doing a “sma” calculation, the linewidth will be compute<text:span text:style-name="T162">d, for each point in the nk grid,</text:span> <text:span text:style-name="T162">integrating over </text:span>the nk_in grid. Thermal conductivity will then be integrated over the nk grid. In principle, there is no reason for the two grids to be identical, as one quantity could be harder to converge than the other. <text:span text:style-name="T162">W</text:span>hen doing a CGP calculation, <text:span text:style-name="T162">the inner and outer grids must be identical, </text:span>nk_in <text:span text:style-name="T162">will be ignored and nk used instead</text:span>.</text:p>
      <text:h text:style-name="P190" text:outline-level="5"><text:bookmark-start text:name="__RefHeading___Toc3144_922771208"/>grid_type_<text:span text:style-name="T162">in</text:span> (CHARACTER, default: <text:span text:style-name="T32">same value as grid_type</text:span>)<text:bookmark-end text:name="__RefHeading___Toc3144_922771208"/></text:h>
      <text:p text:style-name="P75">Same as <text:span text:style-name="T117">grid_type</text:span>, but applied to the inner grid. Ignored for ‘cgp’ calculations.</text:p>
      <text:h text:style-name="P190" text:outline-level="5"><text:bookmark-start text:name="__RefHeading___Toc3146_922771208"/><text:span text:style-name="T162">x</text:span>k0_<text:span text:style-name="T162">in</text:span> (3x REAL, default: <text:span text:style-name="T32">same value as xk0</text:span>)<text:bookmark-end text:name="__RefHeading___Toc3146_922771208"/></text:h>
      <text:p text:style-name="P75">Same as <text:span text:style-name="T117">xk0</text:span>, but applied to the inner grid. Ignored for ‘cgp’ calculations.</text:p>
      <text:h text:style-name="Heading_20_5" text:outline-level="5"><text:bookmark-start text:name="__RefHeading___Toc6456_1980146352"/><text:span text:style-name="T82">thr_tk</text:span> (<text:span text:style-name="T82">REAL</text:span>, default: <text:span text:style-name="T82">1.d-4 W/mK</text:span>)<text:bookmark-end text:name="__RefHeading___Toc6456_1980146352"/></text:h>
      <text:p text:style-name="P40">Threshold on the <text:span text:style-name="T105">convergence of thermal conductivity the </text:span>of the CGP minimization when solving the BTE. <text:span text:style-name="T83">The default value should be enough to get the thermal conductivity with 4 or 5 significant digits.</text:span></text:p>
      <text:h text:style-name="Heading_20_5" text:outline-level="5"><text:bookmark-start text:name="__RefHeading___Toc6458_1980146352"/><text:span text:style-name="T83">niter_max </text:span>(<text:span text:style-name="T83">INTEGER</text:span>, default: <text:span text:style-name="T82">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09">restart </text:span>(<text:span text:style-name="T109">LOGICAL</text:span>, default: .<text:span text:style-name="T124">false.</text:span>)<text:bookmark-end text:name="__RefHeading___Toc6460_1980146352"/></text:h>
      <text:p text:style-name="P48"><text:span text:style-name="T125">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0">not</text:span><text:span text:style-name="T94"> write restart information on disk. Restart information can take quite a bit of space for dense grids</text:span><text:span text:style-name="T95">.</text:span></text:p>
      <text:h text:style-name="P171" text:outline-level="4"><text:bookmark-start text:name="__RefHeading___Toc2025_1533265364"/><text:soft-page-break/>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2438409580" text:style-name="L8">
        <text:list-item>
          <text:p text:style-name="P129">A file named<text:span text:style-name="T26"> $prefix.$grid_size.out</text:span><text:span text:style-name="T92">, where </text:span><text:span text:style-name="T26">$prefix</text:span><text:span text:style-name="T92"> is the input value of prefix and </text:span><text:span text:style-name="T26">$grid_size</text:span><text:span text:style-name="T9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2">xx</text:span></text:span><text:span text:style-name="T92">, K</text:span><text:span text:style-name="Large_20_Subscript"><text:span text:style-name="T92">yy</text:span></text:span><text:span text:style-name="T92"> and K</text:span><text:span text:style-name="Large_20_Subscript"><text:span text:style-name="T92">zz</text:span></text:span><text:span text:style-name="T92"> 7-12) The off-diagonal elements of K, in this order: <text:s/>K</text:span><text:span text:style-name="Large_20_Subscript"><text:span text:style-name="T92">xy</text:span></text:span><text:span text:style-name="T92">, K</text:span><text:span text:style-name="Large_20_Subscript"><text:span text:style-name="T92">yz</text:span></text:span><text:span text:style-name="T92">, K</text:span><text:span text:style-name="Large_20_Subscript"><text:span text:style-name="T92">yz</text:span></text:span><text:span text:style-name="T40"> </text:span><text:span text:style-name="T18">,</text:span><text:span text:style-name="T40"> </text:span><text:span text:style-name="T92">K</text:span><text:span text:style-name="Large_20_Subscript"><text:span text:style-name="T92">yx</text:span></text:span><text:span text:style-name="T92">, K</text:span><text:span text:style-name="Large_20_Subscript"><text:span text:style-name="T92">zx</text:span></text:span><text:span text:style-name="T92">, K</text:span><text:span text:style-name="Large_20_Subscript"><text:span text:style-name="T92">zy</text:span></text:span><text:span text:style-name="T18">.</text:span></text:p>
        </text:list-item>
        <text:list-item>
          <text:p text:style-name="P129"><text:span text:style-name="T18">A file named lw.</text:span><text:span text:style-name="T21">$prefix.$grid_size.out</text:span><text:span text:style-name="T18">,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98">The thermal conductivity K is always in W/(m</text:span><text:span text:style-name="T99">·</text:span><text:span text:style-name="T98">K).</text:span></text:p>
      <text:list xml:id="list4236908295" text:style-name="L9">
        <text:list-item>
          <text:p text:style-name="P130">A file named <text:span text:style-name="T26">$prefix.$grid_size.out</text:span><text:span text:style-name="T92">, </text:span><text:span text:style-name="T93">where </text:span><text:span text:style-name="T27">$prefix</text:span><text:span text:style-name="T93"> is the input value of prefix and </text:span><text:span text:style-name="T27">$grid_size</text:span><text:span text:style-name="T93"> is the size of the integration grid (e.g. “20x20x20”). This file will contain </text:span><text:span text:style-name="T92">with the results from the last completed iteration of the code, </text:span><text:span text:style-name="T93">one line per configuration, containing 1) the configuration number, 2) the value of sigma 3) the temperature 4-6) the diagonal elements of the thermal conductivity K</text:span><text:span text:style-name="Large_20_Subscript"><text:span text:style-name="T93">xx</text:span></text:span><text:span text:style-name="T93">, K</text:span><text:span text:style-name="Large_20_Subscript"><text:span text:style-name="T93">yy</text:span></text:span><text:span text:style-name="T93"> and K</text:span><text:span text:style-name="Large_20_Subscript"><text:span text:style-name="T93">zz</text:span></text:span><text:span text:style-name="T93"> 7-12) The off-diagonal elements of K, in this order: <text:s/>K</text:span><text:span text:style-name="Large_20_Subscript"><text:span text:style-name="T93">xy</text:span></text:span><text:span text:style-name="T93">, K</text:span><text:span text:style-name="Large_20_Subscript"><text:span text:style-name="T93">yz</text:span></text:span><text:span text:style-name="T93">, K</text:span><text:span text:style-name="Large_20_Subscript"><text:span text:style-name="T93">yz</text:span></text:span><text:span text:style-name="T41"> </text:span><text:span text:style-name="T19">,</text:span><text:span text:style-name="T41"> </text:span><text:span text:style-name="T93">K</text:span><text:span text:style-name="Large_20_Subscript"><text:span text:style-name="T93">yx</text:span></text:span><text:span text:style-name="T93">, K</text:span><text:span text:style-name="Large_20_Subscript"><text:span text:style-name="T93">zx</text:span></text:span><text:span text:style-name="T93">, K</text:span><text:span text:style-name="Large_20_Subscript"><text:span text:style-name="T93">zy</text:span></text:span><text:span text:style-name="T19">.</text:span></text:p>
        </text:list-item>
        <text:list-item>
          <text:p text:style-name="P131"><text:span text:style-name="T19">A </text:span><text:span text:style-name="T18">file for </text:span><text:span text:style-name="T20">every input </text:span><text:span text:style-name="T18">configuration, named </text:span><text:span text:style-name="T21">$prefix.$grid_size_s$</text:span><text:span text:style-name="T22">XX</text:span><text:span text:style-name="T21">_T$</text:span><text:span text:style-name="T22">YY.out</text:span><text:span text:style-name="T20">, where </text:span><text:span text:style-name="T22">$XX</text:span><text:span text:style-name="T20"> is the smearing in cm</text:span><text:span text:style-name="T7">-1</text:span><text:span text:style-name="T20"> and </text:span><text:span text:style-name="T22">$YY</text:span><text:span text:style-name="T20"> is the temperature in Kelvin. A line is appended to each file at each iteration containing: </text:span><text:span text:style-name="T19">1) the </text:span><text:span text:style-name="T20">number of the iteration</text:span><text:span text:style-name="T19">, 2) the value of sigma 3) the temperature 4-6) the diagonal elements of the thermal conductivity K</text:span><text:span text:style-name="Large_20_Subscript"><text:span text:style-name="T93">xx</text:span></text:span><text:span text:style-name="T19">, K</text:span><text:span text:style-name="Large_20_Subscript"><text:span text:style-name="T93">yy</text:span></text:span><text:span text:style-name="T19"> and K</text:span><text:span text:style-name="Large_20_Subscript"><text:span text:style-name="T93">zz</text:span></text:span><text:span text:style-name="T19"> 7-12) The off-diagonal elements of K, in this order: <text:s/>K</text:span><text:span text:style-name="Large_20_Subscript"><text:span text:style-name="T93">xy</text:span></text:span><text:span text:style-name="T19">, K</text:span><text:span text:style-name="Large_20_Subscript"><text:span text:style-name="T93">yz</text:span></text:span><text:span text:style-name="T19">, K</text:span><text:span text:style-name="Large_20_Subscript"><text:span text:style-name="T93">yz</text:span></text:span><text:span text:style-name="T41"> </text:span><text:span text:style-name="T19">,</text:span><text:span text:style-name="T41"> </text:span><text:span text:style-name="T19">K</text:span><text:span text:style-name="Large_20_Subscript"><text:span text:style-name="T93">yx</text:span></text:span><text:span text:style-name="T19">, K</text:span><text:span text:style-name="Large_20_Subscript"><text:span text:style-name="T93">zx</text:span></text:span><text:span text:style-name="T19">, K</text:span><text:span text:style-name="Large_20_Subscript"><text:span text:style-name="T93">zy</text:span></text:span><text:span text:style-name="T19">.</text:span></text:p>
        </text:list-item>
      </text:list>
      <text:h text:style-name="P164"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5">π</text:span>/alat, where alat is the lattice parameter. This is the default behavior of the code and is equivalent to no<text:span text:style-name="T170">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81"><text:soft-page-break/><text:span text:style-name="T38">In the default, “</text:span><text:span text:style-name="T121">cartesian</text:span><text:span text:style-name="T38">” and “</text:span><text:span text:style-name="T121">crystal</text:span><text:span text:style-name="T38">” cases, the code will now start reading the q-points, one per line. After the q-point cooordinates, each line can optionally include an integer number, </text:span><text:span text:style-name="Source_20_Text"><text:span text:style-name="T38">np</text:span></text:span><text:span text:style-name="T38">, which instructs the code to make a straight path from the previous point to this one formed by </text:span><text:span text:style-name="Source_20_Text"><text:span text:style-name="T38">np+1</text:span></text:span><text:span text:style-name="T38"> points.</text:span></text:p>
      <text:p text:style-name="P81"><text:span text:style-name="T171">The code will also compute the total length of the path along the q-points. This length is printed in the output file (usually, 2</text:span><text:span text:style-name="T12">nd</text:span><text:span text:style-name="T171"> column) and is useful for plotting. </text:span></text:p>
      <text:p text:style-name="P81"><text:span text:style-name="T171">You can use the special value -1 for </text:span><text:span text:style-name="Source_20_Text"><text:span text:style-name="T38">np</text:span></text:span>, <text:span text:style-name="T170">to reset the length of the path at a certain point. The </text:span><text:span text:style-name="Source_20_Text"><text:span text:style-name="T170">d3_lw.x</text:span></text:span><text:span text:style-name="T170"> code will also perform a special action depending on the context:</text:span></text:p>
      <text:list xml:id="list1741132755" text:style-name="L10">
        <text:list-item>
          <text:p text:style-name="P133">When doing a linewidth calculation: print an empty line (useful for gnuplot 3D plots).</text:p>
        </text:list-item>
        <text:list-item>
          <text:p text:style-name="P132"><text:span text:style-name="T171">When doing a spectra function calculation: continue writing to a new output file, which will have “</text:span><text:span text:style-name="Source_20_Text"><text:span text:style-name="T170">_pN</text:span></text:span><text:span text:style-name="T170">” appended to its name; </text:span><text:span text:style-name="Source_20_Text"><text:span text:style-name="T170">N</text:span></text:span><text:span text:style-name="T170"> is a number increasing at each path reset.</text:span></text:p>
        </text:list-item>
      </text:list>
      <text:p text:style-name="P82">If two co<text:span text:style-name="T181">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3"><text:span text:style-name="T181">Another special value is</text:span> the special value <text:span text:style-name="Source_20_Text">np=0</text:span> skips the point, <text:span text:style-name="T181">but puts in in the list as null "previous point". I.e. the path will continue from the next point, as if the null point was the previous one. This allows to introduce a discontinuity in the path without resetting the length.</text:span></text:p>
      <text:h text:style-name="P191" text:outline-level="5"><text:bookmark-start text:name="__RefHeading___Toc3289_5588733"/>grid<text:bookmark-end text:name="__RefHeading___Toc3289_5588733"/></text:h>
      <text:p text:style-name="P79">Only used by the lw.x code when the calculation type is “grid”. On the next line the code will try to read three integer numbers, NQX, NQY and NQZ, which will define the dimension of the grid.</text:p>
      <text:h text:style-name="P191" text:outline-level="5"><text:bookmark-start text:name="__RefHeading___Toc1120_1286936116"/>bz<text:bookmark-end text:name="__RefHeading___Toc1120_1286936116"/></text:h>
      <text:p text:style-name="P79">Equivalent to “grid” but the grid will be translated in the Brillouin zone (i.e. the Wigner-Seitz cell of the reciprocal lattice), points on the boundaries will be duplicated to all the equivalent ones.</text:p>
      <text:p text:style-name="P80">If you specify <text:span text:style-name="T117">grid</text:span> or <text:span text:style-name="T117">bz</text:span><text:span text:style-name="T127">, you can add, on the same line, a vector by which the grid will be shifted. The vector is in units of hals the grid spacing, i.e. a value of 1 indicates the standard Monkhorst-Pack shift, you can use any value.</text:span></text:p>
      <text:h text:style-name="P172" text:outline-level="4"><text:bookmark-start text:name="__RefHeading___Toc1010_1286936116"/>Examples<text:bookmark-end text:name="__RefHeading___Toc1010_1286936116"/></text:h>
      <text:p text:style-name="P67">Select the Γ point (000) and the X point (001) in a cubic lattice:</text:p>
      <text:p text:style-name="P107">QPOINTS<text:line-break/> <text:span text:style-name="T182">2</text:span><text:line-break/>0.0 0.0 0.0<text:line-break/>0.0 0.0 1.0 </text:p>
      <text:p text:style-name="P66">Make a path K→ <text:span text:style-name="T173">Γ</text:span> → M in a hexagonal lattice, the path will include a total of 41 points:</text:p>
      <text:p text:style-name="Code_20_Example">QPOINTS<text:line-break/> <text:span text:style-name="T182">3</text:span><text:line-break/>0.0 0.<text:span text:style-name="T36">33333</text:span> 0.<text:span text:style-name="T36">33333</text:span><text:line-break/><text:soft-page-break/>0.0 0.0 <text:span text:style-name="T36">0.0 <text:s text:c="2"/>20<text:line-break/>0.0 0.0 0.5 <text:s text:c="2"/>20</text:span></text:p>
      <text:p text:style-name="P70">Make a <text:span text:style-name="T183">line</text:span> K→ <text:span text:style-name="T173">Γ</text:span> <text:span text:style-name="T183">and then </text:span>M→ <text:span text:style-name="T173">Γ</text:span> <text:span text:style-name="T183">(</text:span>in a hexagonal lattice<text:span text:style-name="T183">)</text:span>, the path will include a total of <text:span text:style-name="T183">82</text:span> points:</text:p>
      <text:p text:style-name="P110">QPOINTS <text:line-break/> <text:span text:style-name="T182">4</text:span><text:line-break/>0.0 0.<text:span text:style-name="T36">33333</text:span> 0.<text:span text:style-name="T36">33333</text:span><text:line-break/>0.0 0.0 <text:span text:style-name="T36">0.0 <text:s text:c="2"/>20<text:line-break/>0.0 0.0 0.5 <text:s text:c="2"/>0<text:line-break/></text:span>0.0 0.0 <text:span text:style-name="T36">0.0 <text:s text:c="2"/>20</text:span></text:p>
      <text:p text:style-name="P70">Make a 10 x 10 x 10 points grid</text:p>
      <text:p text:style-name="Code_20_Example">QPOINTS grid<text:line-break/>10 10 10</text:p>
      <text:p text:style-name="P68">Make a 10 x 10 x <text:span text:style-name="T169">1 points grid, shifted in the plane 10 x 10, but not along the third direction.</text:span></text:p>
      <text:p text:style-name="P107">QPOINTS grid <text:span text:style-name="T169">1 1 0</text:span><text:line-break/>10 10 <text:span text:style-name="T169">1</text:span></text:p>
      <text:p text:style-name="P69">Make <text:span text:style-name="T172">three parallel lines of 101 points each, reset the path length after each line</text:span></text:p>
      <text:p text:style-name="P108">QPOINTS<text:line-break/> <text:span text:style-name="T183">6</text:span><text:line-break/><text:span text:style-name="T172">0 0 <text:s text:c="2"/>0</text:span><text:line-break/><text:span text:style-name="T172">0 0 <text:s text:c="2"/>1 <text:s/>100<text:line-break/>0 0.1 0 <text:s/>-1<text:line-break/>0 0.1 1 <text:s/>00<text:line-break/>0 0.2 0 <text:s/>-1<text:line-break/>0 0.2 1 <text:s/>100</text:span></text:p>
      <text:h text:style-name="P165" text:outline-level="3"><text:bookmark-start text:name="__RefHeading___Toc1012_1286936116"/>CONFIGS<text:bookmark-end text:name="__RefHeading___Toc1012_1286936116"/></text:h>
      <text:p text:style-name="P87">The “CONFIGS” card instructs the code to start reading a list of <text:span text:style-name="T179">sigma</text:span> (in cm<text:span text:style-name="T1">-1</text:span>)/temperature (in K) configuration<text:span text:style-name="T179">s</text:span>. <text:span text:style-name="T179">Sigma</text:span> can be the width of a Gaussian smearing or the regularization of the self-energy, depending on the type of calculation. <text:span text:style-name="T179">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7"><text:span text:style-name="T179">If you specify "</text:span><text:span text:style-name="Source_20_Text"><text:span text:style-name="T179">CONFIGS</text:span></text:span><text:span text:style-name="T179"> list" or just "</text:span><text:span text:style-name="Source_20_Text"><text:span text:style-name="T179">CONFIGS</text:span></text:span><text:span text:style-name="T179">", t</text:span>he number of configuration<text:span text:style-name="T179">s "</text:span><text:span text:style-name="Source_20_Text"><text:span text:style-name="T179">nconf</text:span></text:span><text:span text:style-name="T179">"</text:span> is <text:span text:style-name="T179">expected on the next line (deprecated: you can also use </text:span>the <text:span text:style-name="Source_20_Text">nconf</text:span> variable in the namelist<text:span text:style-name="T179">)</text:span>. <text:span text:style-name="T179">Afterwards, the code will read </text:span><text:span text:style-name="Source_20_Text"><text:span text:style-name="T179">nconf</text:span></text:span><text:span text:style-name="T179"> lines, and expects a couple "</text:span><text:span text:style-name="Source_20_Text"><text:span text:style-name="T179">sigma T</text:span></text:span><text:span text:style-name="T179">" on each line. </text:span>If on a certain line only one number is present, the code assumes it to be a temperature and <text:span text:style-name="T179">it </text:span>reuse<text:span text:style-name="T179">s</text:span> the previous value of the delta.</text:p>
      <text:h text:style-name="Heading_20_5" text:outline-level="5"><text:bookmark-start text:name="__RefHeading___Toc3667_2389539084"/><text:soft-page-break/>matrix<text:bookmark-end text:name="__RefHeading___Toc3667_2389539084"/></text:h>
      <text:p text:style-name="P88">After "<text:span text:style-name="Source_20_Text">CONFIGS matrix</text:span>" the code will scan for the keyword "<text:span text:style-name="Source_20_Text">T</text:span>" ("<text:span text:style-name="Source_20_Text">sigma</text:span>"), <text:span text:style-name="T180">followed, on the same line, by </text:span>the number of temperatures (sigmas), <text:span text:style-name="T180">the default value of 1 is taken if missing. The code will the read, on the following lines, the </text:span>required values of temperature (sigma). See <text:span text:style-name="T180">also </text:span>the example below.</text:p>
      <text:h text:style-name="P173" text:outline-level="4"><text:bookmark-start text:name="__RefHeading___Toc1014_1286936116"/>Examples<text:bookmark-end text:name="__RefHeading___Toc1014_1286936116"/></text:h>
      <text:p text:style-name="P7">Select three configurations of increasing values of <text:span text:style-name="T179">sigma</text:span> and temperature:</text:p>
      <text:p text:style-name="P109">CONFIGS<text:line-break/> <text:span text:style-name="T179">3</text:span><text:line-break/>1.0 <text:s/>100<text:line-break/>2.0 <text:s/>200<text:line-break/>3.0 <text:s/>300</text:p>
      <text:p text:style-name="P7">Select five different temperatures, all with the same smearing of 1cm<text:span text:style-name="T1">-1</text:span><text:span text:style-name="T14">:</text:span></text:p>
      <text:p text:style-name="P109">CONFIGS<text:line-break/> <text:span text:style-name="T179">5</text:span><text:line-break/>1.0 <text:tab/>0<text:line-break/><text:tab/>100<text:line-break/><text:tab/>200<text:line-break/><text:tab/>300<text:line-break/><text:tab/>400</text:p>
      <text:p text:style-name="P8"><text:span text:style-name="T179">Build thirty configurations, from 10 values of temperature (K) and 3 smearings (</text:span>cm<text:span text:style-name="T1">-1</text:span><text:span text:style-name="T23">):</text:span></text:p>
      <text:p text:style-name="P109">CONFIGS <text:span text:style-name="T179">matrix<text:line-break/> <text:s/>T </text:span><text:s/><text:span text:style-name="T179">10<text:line-break/>10. 20. 50. 100. 200.<text:line-break/>300. 400. 500. 750. 1000.<text:line-break/></text:span> <text:span text:style-name="T179">sigma</text:span> <text:s/><text:span text:style-name="T179">3<text:line-break/>2.<text:line-break/>3.<text:line-break/>4.</text:span></text:p>
      <text:h text:style-name="P166"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2">specified either</text:span> by atomic number of the isotope <text:span text:style-name="T42">or by setting manually its mass in atomic mass units (i.e. mass of </text:span><text:span text:style-name="T3">12</text:span><text:span text:style-name="T42">C=12)</text:span>:</text:p>
      <text:h text:style-name="Heading_20_5" text:outline-level="5"><text:bookmark-start text:name="__RefHeading___Toc1122_1286936116"/><text:soft-page-break/>Xx N n<text:span text:style-name="Large_20_Subscript"><text:span text:style-name="T117">atm</text:span></text:span><text:bookmark-end text:name="__RefHeading___Toc1122_1286936116"/></text:h>
      <text:p text:style-name="Text_20_body"><text:span text:style-name="T14">Where Xx is the name of the element (e.g., H, Na, Cl), “N” is a keyword and n</text:span><text:span text:style-name="Large_20_Subscript">atm</text:span><text:span text:style-name="T14"> is the atomic number</text:span></text:p>
      <text:h text:style-name="Heading_20_5" text:outline-level="5"><text:bookmark-start text:name="__RefHeading___Toc1124_1286936116"/>Xx <text:span text:style-name="T42">M</text:span> <text:span text:style-name="T42">m</text:span><text:span text:style-name="Large_20_Subscript"><text:span text:style-name="T117">atm</text:span></text:span><text:bookmark-end text:name="__RefHeading___Toc1124_1286936116"/></text:h>
      <text:p text:style-name="Text_20_body"><text:span text:style-name="T14">Where Xx is the name of the element (e.g., H, Na, Cl), “</text:span><text:span text:style-name="T15">M</text:span><text:span text:style-name="T14">” is a keyword and </text:span><text:span text:style-name="T15">m</text:span><text:span text:style-name="Large_20_Subscript">atm</text:span><text:span text:style-name="T14"> is the atomic </text:span><text:span text:style-name="T15">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9">on the NIST website</text:span><text:span text:style-name="T69"><text:note text:id="ftn7" text:note-class="footnote"><text:note-citation>7</text:note-citation><text:note-body><text:p text:style-name="P29"><text:span text:style-name="T70"><text:s/></text:span><text:a xlink:type="simple" xlink:href="http://physics.nist.gov/cgi-bin/Compositions/stand_alone.pl?ele=&amp;all=all&amp;ascii=ascii&amp;isotype=some" text:style-name="Internet_20_link" text:visited-style-name="Visited_20_Internet_20_Link"><text:span text:style-name="T70">http://physics.nist.gov/cgi-bin/Comp</text:span></text:a><text:a xlink:type="simple" xlink:href="http://physics.nist.gov/cgi-bin/Compositions/stand_alone.pl?ele=&amp;all=all&amp;ascii=ascii&amp;isotype=some" text:style-name="Internet_20_link" text:visited-style-name="Visited_20_Internet_20_Link"><text:span text:style-name="T71">o</text:span></text:a><text:a xlink:type="simple" xlink:href="http://physics.nist.gov/cgi-bin/Compositions/stand_alone.pl?ele=&amp;all=all&amp;ascii=ascii&amp;isotype=some" text:style-name="Internet_20_link" text:visited-style-name="Visited_20_Internet_20_Link"><text:span text:style-name="T70">sitions/stand_alone.pl</text:span></text:a></text:p></text:note-body></text:note></text:span><text:span text:style-name="T69">.</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17">iso</text:span></text:span><text:bookmark-end text:name="__RefHeading___Toc1128_1286936116"/></text:h>
      <text:p text:style-name="P92"><text:s/>m<text:span text:style-name="Large_20_Subscript"><text:span text:style-name="T117">1</text:span></text:span> c<text:span text:style-name="Large_20_Subscript"><text:span text:style-name="T117">1</text:span></text:span><text:line-break/> …<text:line-break/> m<text:span text:style-name="Large_20_Subscript"><text:span text:style-name="T117">niso</text:span></text:span> c<text:span text:style-name="Large_20_Subscript"><text:span text:style-name="T117">niso</text:span></text:span></text:p>
      <text:p text:style-name="Text_20_body">Where Xx is the name of the element, “isotopes” is a keyword and n<text:span text:style-name="T39">iso</text:span> is the number of isotopes. You will then list the mass and concentration of each isotopes, on n<text:span text:style-name="T39">iso</text:span> separate lines.</text:p>
      <text:p text:style-name="Text_20_body"><text:span text:style-name="T11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2">(both in Dalton units)</text:span>.</text:p>
      <text:h text:style-name="P174" text:outline-level="4"><text:bookmark-start text:name="__RefHeading___Toc1018_1286936116"/>Examples<text:bookmark-end text:name="__RefHeading___Toc1018_1286936116"/></text:h>
      <text:p text:style-name="P11">In the following example we will set Hydrogen isotopic concentration to 1) pure <text:span text:style-name="T14">one-proton </text:span>H 2) pure D<text:span text:style-name="T113">euterium</text:span> 3) 50% H and 50% D 4) <text:span text:style-name="T113">Hydrogen </text:span>natural concentration 5) set gm and gs manually</text:p>
      <text:p text:style-name="Code_20_Example"><text:span text:style-name="T43">H N 1<text:line-break/>H M </text:span>2.01410178<text:line-break/><text:span text:style-name="T43">H isotopes 2<text:line-break/><text:tab/>1.00000000 0.5<text:line-break/><text:tab/></text:span>2.01410178 <text:span text:style-name="T43">0.5<text:line-break/>H natural<text:line-break/>H manual 1.02 <text:s/>0.01</text:span></text:p>
      <text:h text:style-name="P198" text:outline-level="2"><text:bookmark-start text:name="__RefHeading___Toc2088_1142074149"/><text:soft-page-break/>Input Examples<text:bookmark-end text:name="__RefHeading___Toc2088_1142074149"/></text:h>
      <text:p text:style-name="P52">In the next sections you will find some example input files for the main codes of thermal2. You will find more examples, included a</text:p>
      <text:h text:style-name="P167" text:outline-level="3"><text:bookmark-start text:name="__RefHeading___Toc2090_1142074149"/><text:span text:style-name="T166">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52">(aka fractional)</text:span> coordinates for 15 different values of temperature.</text:p>
      <text:p text:style-name="P93"><text:span text:style-name="T5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2">5</text:span><text:line-break/> nk = 200,200,1 <text:line-break/> nq = <text:span text:style-name="T72">1</text:span><text:line-break/> sort_freq = <text:span text:style-name="T184">"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4">band and plot a curve for every smearing as a function of the grid size.</text:span></text:p>
      <text:p text:style-name="P94"><text:span text:style-name="T55">&amp;lwinput </text:span><text:line-break/> calculation = 'lw <text:span text:style-name="T73">imag</text:span>' <text:line-break/> <text:span text:style-name="T73">prefix </text:span>= '<text:span text:style-name="T73">lw_NK</text:span>' <text:line-break/> file_mat2 = '../FILDYN/mat2R.100Ry.4' <text:line-break/> file_mat3 = '../FILD3DYN/mat3R_asr_sparse' <text:line-break/> outdir <text:s text:c="3"/>= './' <text:line-break/> asr2 = 'spread' <text:s/><text:line-break/> nconf = <text:span text:style-name="T73">7</text:span><text:line-break/> nk = <text:span text:style-name="T73">NK, NK, NK</text:span><text:line-break/> nq = 1<text:line-break/>/ <text:line-break/>CONFIGS <text:line-break/> <text:span text:style-name="T73">0.1 300<text:line-break/> 0.2 300<text:line-break/> 0.5 300<text:line-break/> 1.0 300<text:line-break/> 2.0 300<text:line-break/> 5.0 300<text:line-break/>10.0 300</text:span></text:p>
      <text:p text:style-name="P94">QPOINTS <text:line-break/>0 0 0</text:p>
      <text:p text:style-name="P32">You can the<text:span text:style-name="T114">n</text:span> extract the data with a script like this:</text:p>
      <text:p text:style-name="P100">#!/bin/bash</text:p>
      <text:p text:style-name="P95"><text:span text:style-name="T55">for smr in 0.1 0.2 0.5 1.0 2.0 5.0 10.0;do<text:line-break/><text:tab/>grep "^ *1 " lw_*s${smr}.out|</text:span><text:span text:style-name="T56">\<text:line-break/><text:tab/></text:span><text:span text:style-name="T55">awk '{print $1,$</text:span><text:span text:style-name="T57">(</text:span><text:span text:style-name="T56">NF-</text:span><text:span text:style-name="T57">2)</text:span><text:span text:style-name="T56">,$</text:span><text:span text:style-name="T57">(</text:span><text:span text:style-name="T56">NF-</text:span><text:span text:style-name="T57">1)</text:span><text:span text:style-name="T56">,$NF</text:span><text:span text:style-name="T55">}'|</text:span><text:span text:style-name="T56">\<text:line-break/><text:tab/></text:span><text:span text:style-name="T55">sed -re 's/lw_|_T|_s|.out|:/ <text:s/>/g' </text:span><text:span text:style-name="T56">|\<text:line-break/><text:tab/>sort -k 1n </text:span><text:span text:style-name="T55">&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5">that</text:span> larger <text:span text:style-name="T90">values of </text:span>smearing converge with smaller grids but not to exactly the same value <text:span text:style-name="T90">as </text:span>small<text:span text:style-name="T9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0">for the </text:span>smearing, but this should be done iteratively <text:span text:style-name="T90">which would be much more computationally expensive</text:span>. This scheme may eventually be implemented in the code if there is <text:span text:style-name="T90">enough </text:span>request.</text:p>
      <text:p text:style-name="P32">In brief: do not take a value too small for the smearing, something of the order of a cm<text:span text:style-name="T1">-1</text:span> is usually fine.</text:p>
      <text:h text:style-name="P175" text:outline-level="4"><text:bookmark-start text:name="__RefHeading___Toc2096_1142074149"/>Compute the linewidth along a path in the BZ<text:bookmark-end text:name="__RefHeading___Toc2096_1142074149"/></text:h>
      <text:p text:style-name="P93"><text:span text:style-name="T5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76"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174">much </text:span>more memory intensive. <text:span text:style-name="T174">If you are running out of memory, d</text:span>o not use more configuration that necessary, especially if running on massive parallel machines such as IBM BlueGENE.</text:p>
      <text:p text:style-name="P96"><text:span text:style-name="T55">&amp;lwinput </text:span><text:line-break/> calculation = '<text:span text:style-name="T76">spf</text:span>'<text:line-break/> file_mat2 = 'mat2R' <text:line-break/> file_mat3 = 'mat3R.xxx_asr_sparse' <text:line-break/> outdir <text:s text:c="3"/>= './' <text:line-break/> asr2 = 'spread' <text:line-break/> nconf = 1<text:line-break/> nk = 100,100,10 <text:line-break/> nq = 5 </text:p>
      <text:p text:style-name="P96"><text:s/><text:span text:style-name="T76">ne = 500<text:line-break/> de = 1.0</text:span><text:line-break/>/ <text:line-break/>CONFIGS <text:line-break/>5.0 <text:s text:c="4"/><text:span text:style-name="T76">300</text:span> <text:line-break/>QPOINTS <text:line-break/>0 0 0 <text:line-break/>0.5 0.0 0.0 100 <text:line-break/>0.33333333333 0.333333333333 0.0 74 <text:line-break/>0.0 0.0 0.0 94 <text:line-break/>0.0 0.0 0.5 25</text:p>
      <text:p text:style-name="P34">You can obtain a color plot <text:span text:style-name="T168">like </text:span>those <text:span text:style-name="T77">of</text:span> ref. <text:span text:style-name="T167">5</text:span> with this gnuplot script:</text:p>
      <text:p text:style-name="P102"><text:span text:style-name="T59">set log cb </text:span><text:span text:style-name="T60"><text:line-break/>splot 'spf_full_T300_s0.3.out' u 1:2:3 w </text:span><text:span text:style-name="T61">image</text:span></text:p>
      <text:h text:style-name="Heading_20_4" text:outline-level="4"><text:bookmark-start text:name="__RefHeading___Toc6462_1980146352"/><text:soft-page-break/>Compute the final state decomposition<text:bookmark-end text:name="__RefHeading___Toc6462_1980146352"/></text:h>
      <text:p text:style-name="P93"><text:span text:style-name="T55">&amp;lwinput </text:span><text:line-break/> calculation = 'final' <text:line-break/> file_mat2 = 'T_295K/mat2R' <text:line-break/> file_mat3 = '../mat3R_asr' <text:line-break/> outdir <text:s text:c="3"/>= 'T_295K/' <text:line-break/> asr2 = "<text:span text:style-name="T77">simple"</text:span><text:line-break/> nconf = 3 <text:line-break/> nk = <text:s/>20, 20, 20 <text:line-break/> nq = <text:span text:style-name="T7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77" text:outline-level="4"><text:bookmark-start text:name="__RefHeading___Toc2102_1142074149"/><text:span text:style-name="T88">Color-map </text:span>plot of the LW in the BZ <text:span text:style-name="T88">(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89">automatically compute a 2D</text:span> slice <text:span text:style-name="T89">of a</text:span> 3D BZ may be added in the future, if there is request.</text:p>
      <text:p text:style-name="P93"><text:span text:style-name="T5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9">2</text:span>0,<text:span text:style-name="T79">2</text:span>0,1 <text:line-break/> sort_shifted_freq = .false. <text:line-break/>/ <text:line-break/>CONFIGS <text:line-break/>1.0 <text:s text:c="3"/>300<text:line-break/>QPOINTS bz <text:line-break/> 5<text:span text:style-name="T79">0</text:span> 5<text:span text:style-name="T79">0</text:span> 1<text:line-break/></text:p>
      <text:p text:style-name="Text_20_body">You can than plot the resulting file with <text:span text:style-name="T78">a </text:span>gnuplot command <text:span text:style-name="T78">like this (you will have to tune the pointsize and of course select the correct band to plot)</text:span>:</text:p>
      <text:p text:style-name="P101"><text:soft-page-break/>p 'lw_2d.50x50x1@bz_T300_s10.out' u 3:4:<text:span text:style-name="T174">12</text:span> w points palette pt 7 pointsize 1.7 not</text:p>
      <text:p text:style-name="P84">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6">d3_tk</text:span>.x<text:bookmark-end text:name="__RefHeading___Toc2031_1533265364"/></text:h>
      <text:h text:style-name="P178" text:outline-level="4"><text:bookmark-start text:name="__RefHeading___Toc2244_1227642694"/>Compute the <text:span text:style-name="T102">SMA </text:span>solution of the BT<text:span text:style-name="T102">E</text:span><text:bookmark-end text:name="__RefHeading___Toc2244_1227642694"/></text:h>
      <text:p text:style-name="P43">The following input file computes the thermal conductivity <text:span text:style-name="T103">in the Single-Mode Approximation</text:span>. <text:span text:style-name="T101">This example uses a finer grid of 24x24x24 q-points to compute the phonon lifetime on a grid of 12x12x12 points, which is integrated to compute the thermal conductivity. Furthermore, the natural isotopic distribution of Silicon is used.</text:span></text:p>
      <text:p text:style-name="P98"><text:span text:style-name="T58">&amp;tkinput </text:span><text:span text:style-name="T9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90">CONFIGS <text:line-break/>5.0 <text:s text:c="3"/>10 </text:span></text:p>
      <text:p text:style-name="P99"><text:span text:style-name="T90">IS</text:span>OTOPES <text:line-break/> Si natural</text:p>
      <text:h text:style-name="P179"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178">by functional minimization</text:span>. <text:span text:style-name="T101">This example also includes border scattering on grains of 1 micrometer average size.</text:span></text:p>
      <text:p text:style-name="P97"><text:span text:style-name="T55">&amp;tkinput </text:span><text:line-break/> calculation = 'cgp' <text:line-break/> prefix="tk"<text:line-break/> file_mat2 = './mat2R' <text:line-break/> file_mat3 = './FILD3DYN/mat3R.asr.sparse' <text:line-break/> outdir <text:s text:c="3"/>= './' <text:line-break/> asr2 = 'simple' <text:line-break/> nconf = <text:span text:style-name="T90">9</text:span><text:line-break/> nk = <text:span text:style-name="T90">24</text:span>,<text:span text:style-name="T90">24</text:span>,<text:span text:style-name="T90">24</text:span><text:line-break/> niter_max = <text:span text:style-name="T90">100</text:span><text:line-break/> thr_tk = 1.d-<text:span text:style-name="T9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99" text:outline-level="2"><text:bookmark-start text:name="__RefHeading___Toc2104_1142074149"/>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10">In ref. 9 the formula used to compute the phonon-phonon scattering is derived. S</text:span>ee also refs. <text:span text:style-name="T110">10</text:span>-1<text:span text:style-name="T110">4</text:span> for previous methods, and <text:span text:style-name="T104">for </text:span>the inclusion of isotopic and border scattering. <text:span text:style-name="T104">R</text:span>ef. 3 and 4 include important applications and analysis <text:soft-page-break/>of the BTE exact solution. Reference 5 describes the calculation of phonon spectra functions and the combination of 3<text:span text:style-name="T1">rd</text:span> and 4<text:span text:style-name="T1">th</text:span> order. References 6-8 contain the foundation of the theory used.</text:p>
      <text:list xml:id="list2481517400" text:style-name="L11">
        <text:list-item>
          <text:p text:style-name="P134"><text:a xlink:type="simple" xlink:href="http://journals.aps.org/prb/abstract/10.1103/PhysRevB.87.214303" text:style-name="Internet_20_link" text:visited-style-name="Visited_20_Internet_20_Link">L. Paulatto, F. Mauri, and M. Lazzeri, Phys. Rev. B 87, 214303 (2013).</text:a></text:p>
        </text:list-item>
        <text:list-item>
          <text:p text:style-name="P134"><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34"><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34"><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35"><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36"><text:a xlink:type="simple" xlink:href="http://www.sciencedirect.com/science/article/pii/S0921453407000135" text:style-name="Internet_20_link" text:visited-style-name="Visited_20_Internet_20_Link"><text:span text:style-name="T85">M. Calandra, M. Lazzeri, F. Mauri, Physica C 456, 38–44 (2007)</text:span></text:a></text:p>
        </text:list-item>
        <text:list-item>
          <text:p text:style-name="P137"><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38"><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39"><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40"><text:a xlink:type="simple" xlink:href="http://journals.aps.org/pr/abstract/10.1103/PhysRev.113.1046" text:style-name="Internet_20_link" text:visited-style-name="Visited_20_Internet_20_Link">Joseph Callaway, Phys. Rev. 113, 1046</text:a></text:p>
        </text:list-item>
        <text:list-item>
          <text:p text:style-name="P141">M. Omini, A. Sparavigna, Il Nuovo Cimento, 19, 1537 (1997)</text:p>
        </text:list-item>
        <text:list-item>
          <text:p text:style-name="P138"><text:a xlink:type="simple" xlink:href="http://journals.aps.org/prb/abstract/10.1103/PhysRevB.53.9064" text:style-name="Internet_20_link" text:visited-style-name="Visited_20_Internet_20_Link">M. Omini and A. Sparavigna, Phys. Rev. B 53, 9064 (1996)</text:a></text:p>
        </text:list-item>
        <text:list-item>
          <text:p text:style-name="P137"><text:a xlink:type="simple" xlink:href="http://www.sciencedirect.com/science/article/pii/0921452695000163" text:style-name="Internet_20_link" text:visited-style-name="Visited_20_Internet_20_Link"><text:span text:style-name="T8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42"><text:a xlink:type="simple" xlink:href="http://journals.aps.org/prb/abstract/10.1103/PhysRevB.61.6677" text:style-name="Internet_20_link" text:visited-style-name="Visited_20_Internet_20_Link">M. Omini and A. Sparavigna, Phys. Rev. B 61, 6677 (2000)</text:a></text:p>
        </text:list-item>
      </text:list>
      <text:h text:style-name="P200" text:outline-level="2"><text:bookmark-start text:name="__RefHeading___Toc4598_3525417885"/>Change Log<text:bookmark-end text:name="__RefHeading___Toc4598_3525417885"/></text:h>
      <text:h text:style-name="P192" text:outline-level="5"><text:bookmark-start text:name="__RefHeading___Toc3167_1977551653"/>v 1.1.1<text:bookmark-end text:name="__RefHeading___Toc3167_1977551653"/></text:h>
      <text:list xml:id="list4272218235" text:style-name="L12">
        <text:list-item>
          <text:p text:style-name="P143">D3 calculation of metallic systems has been improved, only full bands used for the Ster<text:span text:style-name="T164">n</text:span>heimer equation: improved convergence.</text:p>
        </text:list-item>
        <text:list-item>
          <text:p text:style-name="P143">Added debug options to d3 <text:span text:style-name="T160">and</text:span> qq2rr, <text:span text:style-name="T165">added documentation for </text:span>tools.</text:p>
        </text:list-item>
        <text:list-item>
          <text:p text:style-name="P144">Added manual grid shift from input to thermal2 codes.</text:p>
        </text:list-item>
      </text:list>
      <text:h text:style-name="P193" text:outline-level="5"><text:bookmark-start text:name="__RefHeading___Toc4600_3525417885"/><text:span text:style-name="T159">v</text:span> 1.1.0<text:bookmark-end text:name="__RefHeading___Toc4600_3525417885"/></text:h>
      <text:list xml:id="list137906839" text:style-name="L13">
        <text:list-item>
          <text:p text:style-name="P145"><text:span text:style-name="T156">T</text:span>he phonon HWHM was mistakenly used in the SMA and CGP calculations, instead of the FWHM, thanks to Francesco Macheda for reporting and helping with debugging.</text:p>
        </text:list-item>
        <text:list-item>
          <text:p text:style-name="P145">version of d3q.x prior to 1.1.0 would save the complex conjugate of the D3 matrix (there is some freedom in the definition) which would result in poor result for most grid sizes (1x1x1 and <text:soft-page-break/>2x2x2 are fine). Now qq2rr contains a workaround that detects this case and takes the CC of the input D3 matrices</text:p>
        </text:list-item>
        <text:list-item>
          <text:p text:style-name="P146">openmp parallelization of d3_asr3.x allows for much faster sum rule, good scalability tested up to 4 or 8 CPUs</text:p>
        </text:list-item>
        <text:list-item>
          <text:p text:style-name="P146">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4133556024" text:style-name="L14">
        <text:list-item>
          <text:p text:style-name="P147">nasty bug in d3_tk.x, CGP calculation, wrong prefactor! <text:span text:style-name="T140">Many thanks to Erpan Arking for reporting and helping with the debug!</text:span></text:p>
        </text:list-item>
        <text:list-item>
          <text:p text:style-name="P147">added calculation of JDOS and RMS of atomic displacements to d3_r2q.x</text:p>
        </text:list-item>
        <text:list-item>
          <text:p text:style-name="P147">better treatment of LO-TO along paths, <text:span text:style-name="T141">still a bit hacky but it removes the ugly discontinuity</text:span></text:p>
        </text:list-item>
        <text:list-item>
          <text:p text:style-name="P147">support for random grids improved (should work in SMA)</text:p>
        </text:list-item>
        <text:list-item>
          <text:p text:style-name="P147">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430740585" text:style-name="L15">
        <text:list-item>
          <text:p text:style-name="P148">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1737772227" text:style-name="L16">
        <text:list-item>
          <text:p text:style-name="P149">tiny fix on the previous version (symmetrization removed for scattering modes as it is not necessary and does not respect detailed balance, i.e. possible funny results with small grids)</text:p>
        </text:list-item>
        <text:list-item>
          <text:p text:style-name="P149">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3298848744" text:style-name="L17">
        <text:list-item>
          <text:p text:style-name="P150">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292770460" text:style-name="L18">
        <text:list-item>
          <text:p text:style-name="P151">fixed a case where a function result was used in an openmp reduce clause, causing segmentation fault on some intel compilers</text:p>
        </text:list-item>
        <text:list-item>
          <text:p text:style-name="P151">removed a mention of a non-existing unused subroutine, causing some compilers to rightfully complain</text:p>
        </text:list-item>
        <text:list-item>
          <text:p text:style-name="P151">not using vdCos and vdSin with intel compiler made easier (remove -D__HASVTRIG from thermal2/Makefile)</text:p>
        </text:list-item>
        <text:list-item>
          <text:p text:style-name="P151">openmp no more enable by default (it was actually unintended )</text:p>
        </text:list-item>
      </text:list>
      <text:h text:style-name="Heading_20_5" text:outline-level="5"><text:bookmark-start text:name="__RefHeading___Toc4612_3525417885"/><text:soft-page-break/>v 1.0.2<text:bookmark-end text:name="__RefHeading___Toc4612_3525417885"/></text:h>
      <text:list xml:id="list994860574" text:style-name="L19">
        <text:list-item>
          <text:p text:style-name="P152">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3578213915" text:style-name="L20">
        <text:list-item>
          <text:p text:style-name="P153">remove line from PROGRAM_sparse.f90 that prevented compilation (thanks S. Appalakondaiah for reporting)</text:p>
        </text:list-item>
        <text:list-item>
          <text:p text:style-name="P153">calculation of 3-body force constant now done in two passess (100x times faster)</text:p>
        </text:list-item>
        <text:list-item>
          <text:p text:style-name="P153">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3803506705" text:style-name="L21">
        <text:list-item>
          <text:p text:style-name="P154">everything!</text:p>
        </text:list-item>
      </text:list>
      <text:p text:style-name="P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8-11T15:33:41.193949102</dc:date>
    <meta:editing-duration>P2DT17H3M50S</meta:editing-duration>
    <meta:editing-cycles>164</meta:editing-cycles>
    <meta:generator>LibreOffice/5.4.0.3$Linux_X86_64 LibreOffice_project/40m0$Build-3</meta:generator>
    <meta:print-date>2016-07-19T10:53:22.322346518</meta:print-date>
    <meta:document-statistic meta:table-count="0" meta:image-count="2" meta:object-count="0" meta:page-count="32" meta:paragraph-count="539" meta:word-count="8792" meta:character-count="52865" meta:non-whitespace-character-count="43987"/>
  </office:meta>
</office:document-meta>
</file>